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ven" table:style-name="ta1">
        <table:shapes>
          <draw:frame draw:z-index="0" draw:style-name="gr1" draw:text-style-name="P1" svg:width="6.2988in" svg:height="3.5429in" svg:x="3.8445in" svg:y="0.1646in">
            <draw:object draw:notify-on-update-of-ranges="Oven.B1:Oven.B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lope = </text:p>
          </table:table-cell>
          <table:table-cell table:formula="of:=([.B31]-[.B6])/([.A31]-[.A6])" office:value-type="float" office:value="20.88" calcext:value-type="float">
            <text:p>20.8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" calcext:value-type="float">
            <text:p>158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table:number-columns-repeated="2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9" calcext:value-type="float">
            <text:p>199</text:p>
          </table:table-cell>
          <table:table-cell table:number-columns-repeated="2"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 table:number-columns-repeated="2"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64" calcext:value-type="float">
            <text:p>264</text:p>
          </table:table-cell>
          <table:table-cell table:number-columns-repeated="2"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88" calcext:value-type="float">
            <text:p>288</text:p>
          </table:table-cell>
          <table:table-cell table:number-columns-repeated="2"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7" calcext:value-type="float">
            <text:p>307</text:p>
          </table:table-cell>
          <table:table-cell table:number-columns-repeated="2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</table:table>
      <table:table table:name="Brownies-by-half-minute" table:style-name="ta1"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T’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 = ln(M-T)</text:p>
          </table:table-cell>
          <table:table-cell office:value-type="string" calcext:value-type="string">
            <text:p>Y = ln(T’)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X.X</text:p>
          </table:table-cell>
          <table:table-cell office:value-type="string" calcext:value-type="string">
            <text:p>X.1</text:p>
          </table:table-cell>
          <table:table-cell office:value-type="string" calcext:value-type="string">
            <text:p>Y.1</text:p>
          </table:table-cell>
          <table:table-cell office:value-type="string" calcext:value-type="string">
            <text:p>X.Y</text:p>
          </table:table-cell>
          <table:table-cell table:number-columns-repeated="7"/>
          <table:table-cell office:value-type="string" calcext:value-type="string">
            <text:p>1.T</text:p>
          </table:table-cell>
          <table:table-cell office:value-type="string" calcext:value-type="string">
            <text:p>T.T</text:p>
          </table:table-cell>
          <table:table-cell office:value-type="string" calcext:value-type="string">
            <text:p>1.T’</text:p>
          </table:table-cell>
          <table:table-cell office:value-type="string" calcext:value-type="string">
            <text:p>T.T’</text:p>
          </table:table-cell>
          <table:table-cell table:number-columns-repeated="7"/>
          <table:table-cell office:value-type="string" calcext:value-type="string">
            <text:p>time</text:p>
          </table:table-cell>
          <table:table-cell office:value-type="string" calcext:value-type="string">
            <text:p>model 1</text:p>
          </table:table-cell>
          <table:table-cell office:value-type="string" calcext:value-type="string">
            <text:p>model 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1"/>
          <table:table-cell office:value-type="string" calcext:value-type="string">
            <text:p>Need to solve:</text:p>
          </table:table-cell>
          <table:table-cell table:number-columns-repeated="10"/>
          <table:table-cell office:value-type="string" calcext:value-type="string">
            <text:p>Need to solve: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" calcext:value-type="float">
            <text:p>75</text:p>
          </table:table-cell>
          <table:table-cell table:formula="of:=([.B3]-[.B2])/([.A3]-[.A2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3])" office:value-type="float" office:value="5.61677109766657" calcext:value-type="float">
            <text:p>5.61677109766657</text:p>
          </table:table-cell>
          <table:table-cell table:formula="of:=LN([.C3])" office:value-type="float" office:value="2.30258509299405" calcext:value-type="float">
            <text:p>2.30258509299405</text:p>
          </table:table-cell>
          <table:table-cell/>
          <table:table-cell table:formula="of:=[.D3]*[.D3]" office:value-type="float" office:value="1" calcext:value-type="float">
            <text:p>1</text:p>
          </table:table-cell>
          <table:table-cell table:formula="of:=[.E3]*[.E3]" office:value-type="float" office:value="31.5481175635825" calcext:value-type="float">
            <text:p>31.5481175635825</text:p>
          </table:table-cell>
          <table:table-cell table:formula="of:=[.D3]*[.E3]" office:value-type="float" office:value="5.61677109766657" calcext:value-type="float">
            <text:p>5.61677109766657</text:p>
          </table:table-cell>
          <table:table-cell table:formula="of:=[.F3]*[.H3]" office:value-type="float" office:value="2.30258509299405" calcext:value-type="float">
            <text:p>2.30258509299405</text:p>
          </table:table-cell>
          <table:table-cell table:formula="of:=[.E3]*[.F3]" office:value-type="float" office:value="12.9330934002469" calcext:value-type="float">
            <text:p>12.9330934002469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J44]" office:value-type="float" office:value="211.509866954071" calcext:value-type="float">
            <text:p>211.509866954071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K44]" office:value-type="float" office:value="68.536714489594" calcext:value-type="float">
            <text:p>68.536714489594</text:p>
          </table:table-cell>
          <table:table-cell/>
          <table:table-cell table:formula="of:=[.B3]*[.D3]" office:value-type="float" office:value="75" calcext:value-type="float">
            <text:p>75</text:p>
          </table:table-cell>
          <table:table-cell table:formula="of:=[.B3]*[.B3]" office:value-type="float" office:value="5625" calcext:value-type="float">
            <text:p>5625</text:p>
          </table:table-cell>
          <table:table-cell table:formula="of:=[.C3]*[.D3]" office:value-type="float" office:value="10" calcext:value-type="float">
            <text:p>10</text:p>
          </table:table-cell>
          <table:table-cell table:formula="of:=[.B3]*[.C3]" office:value-type="float" office:value="750" calcext:value-type="float">
            <text:p>750</text:p>
          </table:table-cell>
          <table:table-cell/>
          <table:table-cell table:formula="of:=[.H44]" office:value-type="float" office:value="40" calcext:value-type="float">
            <text:p>40</text:p>
          </table:table-cell>
          <table:table-cell table:formula="of:=[.T44]" office:value-type="float" office:value="5962" calcext:value-type="float">
            <text:p>5962</text:p>
          </table:table-cell>
          <table:table-cell office:value-type="string" calcext:value-type="string">
            <text:p>b</text:p>
          </table:table-cell>
          <table:table-cell table:style-name="ce2" office:value-type="string" calcext:value-type="string">
            <text:p>“=”</text:p>
          </table:table-cell>
          <table:table-cell table:formula="of:=[.V44]" office:value-type="float" office:value="253.272727272727" calcext:value-type="float">
            <text:p>253.272727272727</text:p>
          </table:table-cell>
          <table:table-cell/>
          <table:table-cell office:value-type="float" office:value="1" calcext:value-type="float">
            <text:p>1</text:p>
          </table:table-cell>
          <table:table-cell table:formula="of:=[.AF2]+EXP([.$R$6])*(350-[.AF2])^[.$R$7]" office:value-type="float" office:value="82.8757717741836" calcext:value-type="float">
            <text:p>82.8757717741836</text:p>
          </table:table-cell>
          <table:table-cell table:formula="of:=[.AG2]+[.$AC$6]+[.$AC$7]*[.AG2]" office:value-type="float" office:value="81.7875817696347" calcext:value-type="float">
            <text:p>81.78758176963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([.B4]-[.B3])/([.A4]-[.A3])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LN(350-[.B4])" office:value-type="float" office:value="5.59098698051086" calcext:value-type="float">
            <text:p>5.59098698051086</text:p>
          </table:table-cell>
          <table:table-cell table:formula="of:=LN([.C4])" office:value-type="float" office:value="2.63905732961526" calcext:value-type="float">
            <text:p>2.63905732961526</text:p>
          </table:table-cell>
          <table:table-cell/>
          <table:table-cell table:formula="of:=[.D4]*[.D4]" office:value-type="float" office:value="1" calcext:value-type="float">
            <text:p>1</text:p>
          </table:table-cell>
          <table:table-cell table:formula="of:=[.E4]*[.E4]" office:value-type="float" office:value="31.2591354162419" calcext:value-type="float">
            <text:p>31.2591354162419</text:p>
          </table:table-cell>
          <table:table-cell table:formula="of:=[.D4]*[.E4]" office:value-type="float" office:value="5.59098698051086" calcext:value-type="float">
            <text:p>5.59098698051086</text:p>
          </table:table-cell>
          <table:table-cell table:formula="of:=[.F4]*[.H4]" office:value-type="float" office:value="2.63905732961526" calcext:value-type="float">
            <text:p>2.63905732961526</text:p>
          </table:table-cell>
          <table:table-cell table:formula="of:=[.E4]*[.F4]" office:value-type="float" office:value="14.7549351707007" calcext:value-type="float">
            <text:p>14.7549351707007</text:p>
          </table:table-cell>
          <table:table-cell/>
          <table:table-cell table:formula="of:=[.J44]" office:value-type="float" office:value="211.509866954071" calcext:value-type="float">
            <text:p>211.509866954071</text:p>
          </table:table-cell>
          <table:table-cell table:formula="of:=[.I44]" office:value-type="float" office:value="1119.62787852095" calcext:value-type="float">
            <text:p>1119.62787852095</text:p>
          </table:table-cell>
          <table:table-cell office:value-type="string" calcext:value-type="string">
            <text:p>m</text:p>
          </table:table-cell>
          <table:table-cell/>
          <table:table-cell table:formula="of:=[.L44]" office:value-type="float" office:value="365.357924607162" calcext:value-type="float">
            <text:p>365.357924607162</text:p>
          </table:table-cell>
          <table:table-cell/>
          <table:table-cell table:formula="of:=[.B4]*[.D4]" office:value-type="float" office:value="82" calcext:value-type="float">
            <text:p>82</text:p>
          </table:table-cell>
          <table:table-cell table:formula="of:=[.B4]*[.B4]" office:value-type="float" office:value="6724" calcext:value-type="float">
            <text:p>6724</text:p>
          </table:table-cell>
          <table:table-cell table:formula="of:=[.C4]*[.D4]" office:value-type="float" office:value="14" calcext:value-type="float">
            <text:p>14</text:p>
          </table:table-cell>
          <table:table-cell table:formula="of:=[.B4]*[.C4]" office:value-type="float" office:value="1148" calcext:value-type="float">
            <text:p>1148</text:p>
          </table:table-cell>
          <table:table-cell/>
          <table:table-cell table:formula="of:=[.T44]" office:value-type="float" office:value="5962" calcext:value-type="float">
            <text:p>5962</text:p>
          </table:table-cell>
          <table:table-cell table:formula="of:=[.U44]" office:value-type="float" office:value="938934" calcext:value-type="float">
            <text:p>938934</text:p>
          </table:table-cell>
          <table:table-cell office:value-type="string" calcext:value-type="string">
            <text:p>m</text:p>
          </table:table-cell>
          <table:table-cell/>
          <table:table-cell table:formula="of:=[.W44]" office:value-type="float" office:value="34278.9090909091" calcext:value-type="float">
            <text:p>34278.9090909091</text:p>
          </table:table-cell>
          <table:table-cell/>
          <table:table-cell office:value-type="float" office:value="2" calcext:value-type="float">
            <text:p>2</text:p>
          </table:table-cell>
          <table:table-cell table:formula="of:=[.AF3]+EXP([.$R$6])*(350-[.AF3])^[.$R$7]" office:value-type="float" office:value="94.3619117700756" calcext:value-type="float">
            <text:p>94.3619117700756</text:p>
          </table:table-cell>
          <table:table-cell table:formula="of:=[.AG3]+[.$AC$6]+[.$AC$7]*[.AG3]" office:value-type="float" office:value="92.7616245208357" calcext:value-type="float">
            <text:p>92.7616245208357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88" calcext:value-type="float">
            <text:p>88</text:p>
          </table:table-cell>
          <table:table-cell table:formula="of:=([.B5]-[.B4])/([.A5]-[.A4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5])" office:value-type="float" office:value="5.5683445037611" calcext:value-type="float">
            <text:p>5.5683445037611</text:p>
          </table:table-cell>
          <table:table-cell table:formula="of:=LN([.C5])" office:value-type="float" office:value="2.484906649788" calcext:value-type="float">
            <text:p>2.484906649788</text:p>
          </table:table-cell>
          <table:table-cell/>
          <table:table-cell table:formula="of:=[.D5]*[.D5]" office:value-type="float" office:value="1" calcext:value-type="float">
            <text:p>1</text:p>
          </table:table-cell>
          <table:table-cell table:formula="of:=[.E5]*[.E5]" office:value-type="float" office:value="31.0064605125664" calcext:value-type="float">
            <text:p>31.0064605125664</text:p>
          </table:table-cell>
          <table:table-cell table:formula="of:=[.D5]*[.E5]" office:value-type="float" office:value="5.5683445037611" calcext:value-type="float">
            <text:p>5.5683445037611</text:p>
          </table:table-cell>
          <table:table-cell table:formula="of:=[.F5]*[.H5]" office:value-type="float" office:value="2.484906649788" calcext:value-type="float">
            <text:p>2.484906649788</text:p>
          </table:table-cell>
          <table:table-cell table:formula="of:=[.E5]*[.F5]" office:value-type="float" office:value="13.8368162857064" calcext:value-type="float">
            <text:p>13.8368162857064</text:p>
          </table:table-cell>
          <table:table-cell table:number-columns-repeated="7"/>
          <table:table-cell table:formula="of:=[.B5]*[.D5]" office:value-type="float" office:value="88" calcext:value-type="float">
            <text:p>88</text:p>
          </table:table-cell>
          <table:table-cell table:formula="of:=[.B5]*[.B5]" office:value-type="float" office:value="7744" calcext:value-type="float">
            <text:p>7744</text:p>
          </table:table-cell>
          <table:table-cell table:formula="of:=[.C5]*[.D5]" office:value-type="float" office:value="12" calcext:value-type="float">
            <text:p>12</text:p>
          </table:table-cell>
          <table:table-cell table:formula="of:=[.B5]*[.C5]" office:value-type="float" office:value="1056" calcext:value-type="float">
            <text:p>10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formula="of:=[.AF4]+EXP([.$R$6])*(350-[.AF4])^[.$R$7]" office:value-type="float" office:value="104.686366211556" calcext:value-type="float">
            <text:p>104.686366211556</text:p>
          </table:table-cell>
          <table:table-cell table:formula="of:=[.AG4]+[.$AC$6]+[.$AC$7]*[.AG4]" office:value-type="float" office:value="102.978275964597" calcext:value-type="float">
            <text:p>102.97827596459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([.B6]-[.B5])/([.A6]-[.A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6])" office:value-type="float" office:value="5.55682806169954" calcext:value-type="float">
            <text:p>5.55682806169954</text:p>
          </table:table-cell>
          <table:table-cell table:formula="of:=LN([.C6])" office:value-type="float" office:value="1.79175946922806" calcext:value-type="float">
            <text:p>1.79175946922806</text:p>
          </table:table-cell>
          <table:table-cell/>
          <table:table-cell table:formula="of:=[.D6]*[.D6]" office:value-type="float" office:value="1" calcext:value-type="float">
            <text:p>1</text:p>
          </table:table-cell>
          <table:table-cell table:formula="of:=[.E6]*[.E6]" office:value-type="float" office:value="30.8783381072914" calcext:value-type="float">
            <text:p>30.8783381072914</text:p>
          </table:table-cell>
          <table:table-cell table:formula="of:=[.D6]*[.E6]" office:value-type="float" office:value="5.55682806169954" calcext:value-type="float">
            <text:p>5.55682806169954</text:p>
          </table:table-cell>
          <table:table-cell table:formula="of:=[.F6]*[.H6]" office:value-type="float" office:value="1.79175946922806" calcext:value-type="float">
            <text:p>1.79175946922806</text:p>
          </table:table-cell>
          <table:table-cell table:formula="of:=[.E6]*[.F6]" office:value-type="float" office:value="9.95649929842232" calcext:value-type="float">
            <text:p>9.95649929842232</text:p>
          </table:table-cell>
          <table:table-cell/>
          <table:table-cell office:value-type="string" calcext:value-type="string">
            <text:p>det =</text:p>
          </table:table-cell>
          <table:table-cell table:formula="of:=[.N3]*[.O4]-[.O3]*[.N4]" office:value-type="float" office:value="48.6913219091148" calcext:value-type="float">
            <text:p>48.6913219091148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N7]*[.R3]+[.O7]*[.R4]" office:value-type="float" office:value="-11.1147070623035" calcext:value-type="float">
            <text:p>-11.1147070623035</text:p>
          </table:table-cell>
          <table:table-cell/>
          <table:table-cell table:formula="of:=[.B6]*[.D6]" office:value-type="float" office:value="91" calcext:value-type="float">
            <text:p>91</text:p>
          </table:table-cell>
          <table:table-cell table:formula="of:=[.B6]*[.B6]" office:value-type="float" office:value="8281" calcext:value-type="float">
            <text:p>8281</text:p>
          </table:table-cell>
          <table:table-cell table:formula="of:=[.C6]*[.D6]" office:value-type="float" office:value="6" calcext:value-type="float">
            <text:p>6</text:p>
          </table:table-cell>
          <table:table-cell table:formula="of:=[.B6]*[.C6]" office:value-type="float" office:value="546" calcext:value-type="float">
            <text:p>546</text:p>
          </table:table-cell>
          <table:table-cell/>
          <table:table-cell office:value-type="string" calcext:value-type="string">
            <text:p>det =</text:p>
          </table:table-cell>
          <table:table-cell table:formula="of:=[.Y3]*[.Z4]-[.Z3]*[.Y4]" office:value-type="float" office:value="2011916" calcext:value-type="float">
            <text:p>2011916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Y7]*[.AC3]+[.Z7]*[.AC4]" office:value-type="float" office:value="16.6187449720023" calcext:value-type="float">
            <text:p>16.6187449720023</text:p>
          </table:table-cell>
          <table:table-cell/>
          <table:table-cell office:value-type="float" office:value="4" calcext:value-type="float">
            <text:p>4</text:p>
          </table:table-cell>
          <table:table-cell table:formula="of:=[.AF5]+EXP([.$R$6])*(350-[.AF5])^[.$R$7]" office:value-type="float" office:value="114.028200003354" calcext:value-type="float">
            <text:p>114.028200003354</text:p>
          </table:table-cell>
          <table:table-cell table:formula="of:=[.AG5]+[.$AC$6]+[.$AC$7]*[.AG5]" office:value-type="float" office:value="112.489808686836" calcext:value-type="float">
            <text:p>112.489808686836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97" calcext:value-type="float">
            <text:p>97</text:p>
          </table:table-cell>
          <table:table-cell table:formula="of:=([.B7]-[.B6])/([.A7]-[.A6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7])" office:value-type="float" office:value="5.53338948872752" calcext:value-type="float">
            <text:p>5.53338948872752</text:p>
          </table:table-cell>
          <table:table-cell table:formula="of:=LN([.C7])" office:value-type="float" office:value="2.484906649788" calcext:value-type="float">
            <text:p>2.484906649788</text:p>
          </table:table-cell>
          <table:table-cell/>
          <table:table-cell table:formula="of:=[.D7]*[.D7]" office:value-type="float" office:value="1" calcext:value-type="float">
            <text:p>1</text:p>
          </table:table-cell>
          <table:table-cell table:formula="of:=[.E7]*[.E7]" office:value-type="float" office:value="30.6183992339602" calcext:value-type="float">
            <text:p>30.6183992339602</text:p>
          </table:table-cell>
          <table:table-cell table:formula="of:=[.D7]*[.E7]" office:value-type="float" office:value="5.53338948872752" calcext:value-type="float">
            <text:p>5.53338948872752</text:p>
          </table:table-cell>
          <table:table-cell table:formula="of:=[.F7]*[.H7]" office:value-type="float" office:value="2.484906649788" calcext:value-type="float">
            <text:p>2.484906649788</text:p>
          </table:table-cell>
          <table:table-cell table:formula="of:=[.E7]*[.F7]" office:value-type="float" office:value="13.749956336406" calcext:value-type="float">
            <text:p>13.749956336406</text:p>
          </table:table-cell>
          <table:table-cell/>
          <table:table-cell table:formula="of:=[.O4]/[.O6]" office:value-type="float" office:value="22.9944029987685" calcext:value-type="float">
            <text:p>22.9944029987685</text:p>
          </table:table-cell>
          <table:table-cell table:formula="of:=-[.O3]/[.O6]" office:value-type="float" office:value="-4.34389247736726" calcext:value-type="float">
            <text:p>-4.34389247736726</text:p>
          </table:table-cell>
          <table:table-cell table:number-columns-repeated="2"/>
          <table:table-cell table:formula="of:=[.N8]*[.R3]+[.O8]*[.R4]" office:value-type="float" office:value="2.42600973832174" calcext:value-type="float">
            <text:p>2.42600973832174</text:p>
          </table:table-cell>
          <table:table-cell/>
          <table:table-cell table:formula="of:=[.B7]*[.D7]" office:value-type="float" office:value="97" calcext:value-type="float">
            <text:p>97</text:p>
          </table:table-cell>
          <table:table-cell table:formula="of:=[.B7]*[.B7]" office:value-type="float" office:value="9409" calcext:value-type="float">
            <text:p>9409</text:p>
          </table:table-cell>
          <table:table-cell table:formula="of:=[.C7]*[.D7]" office:value-type="float" office:value="12" calcext:value-type="float">
            <text:p>12</text:p>
          </table:table-cell>
          <table:table-cell table:formula="of:=[.B7]*[.C7]" office:value-type="float" office:value="1164" calcext:value-type="float">
            <text:p>1164</text:p>
          </table:table-cell>
          <table:table-cell/>
          <table:table-cell table:formula="of:=[.Z4]/[.Z6]" office:value-type="float" office:value="0.466686481940598" calcext:value-type="float">
            <text:p>0.466686481940598</text:p>
          </table:table-cell>
          <table:table-cell table:formula="of:=-[.Z3]/[.Z6]" office:value-type="float" office:value="-0.00296334439409995" calcext:value-type="float">
            <text:p>-0.0029633443941</text:p>
          </table:table-cell>
          <table:table-cell table:number-columns-repeated="2"/>
          <table:table-cell table:formula="of:=[.Y8]*[.AC3]+[.Z8]*[.AC4]" office:value-type="float" office:value="-0.0690166171766796" calcext:value-type="float">
            <text:p>-0.06901661717668</text:p>
          </table:table-cell>
          <table:table-cell/>
          <table:table-cell office:value-type="float" office:value="5" calcext:value-type="float">
            <text:p>5</text:p>
          </table:table-cell>
          <table:table-cell table:formula="of:=[.AF6]+EXP([.$R$6])*(350-[.AF6])^[.$R$7]" office:value-type="float" office:value="122.530291573314" calcext:value-type="float">
            <text:p>122.530291573314</text:p>
          </table:table-cell>
          <table:table-cell table:formula="of:=[.AG6]+[.$AC$6]+[.$AC$7]*[.AG6]" office:value-type="float" office:value="121.344887596421" calcext:value-type="float">
            <text:p>121.3448875964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formula="of:=([.B8]-[.B7])/([.A8]-[.A7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8])" office:value-type="float" office:value="5.51342874616498" calcext:value-type="float">
            <text:p>5.51342874616498</text:p>
          </table:table-cell>
          <table:table-cell table:formula="of:=LN([.C8])" office:value-type="float" office:value="2.30258509299405" calcext:value-type="float">
            <text:p>2.30258509299405</text:p>
          </table:table-cell>
          <table:table-cell/>
          <table:table-cell table:formula="of:=[.D8]*[.D8]" office:value-type="float" office:value="1" calcext:value-type="float">
            <text:p>1</text:p>
          </table:table-cell>
          <table:table-cell table:formula="of:=[.E8]*[.E8]" office:value-type="float" office:value="30.3978965390384" calcext:value-type="float">
            <text:p>30.3978965390384</text:p>
          </table:table-cell>
          <table:table-cell table:formula="of:=[.D8]*[.E8]" office:value-type="float" office:value="5.51342874616498" calcext:value-type="float">
            <text:p>5.51342874616498</text:p>
          </table:table-cell>
          <table:table-cell table:formula="of:=[.F8]*[.H8]" office:value-type="float" office:value="2.30258509299405" calcext:value-type="float">
            <text:p>2.30258509299405</text:p>
          </table:table-cell>
          <table:table-cell table:formula="of:=[.E8]*[.F8]" office:value-type="float" office:value="12.6951388422043" calcext:value-type="float">
            <text:p>12.6951388422043</text:p>
          </table:table-cell>
          <table:table-cell/>
          <table:table-cell table:formula="of:=-[.N4]/[.O6]" office:value-type="float" office:value="-4.34389247736726" calcext:value-type="float">
            <text:p>-4.34389247736726</text:p>
          </table:table-cell>
          <table:table-cell table:formula="of:=[.N3]/[.O6]" office:value-type="float" office:value="0.821501623526721" calcext:value-type="float">
            <text:p>0.821501623526721</text:p>
          </table:table-cell>
          <table:table-cell table:number-columns-repeated="4"/>
          <table:table-cell table:formula="of:=[.B8]*[.D8]" office:value-type="float" office:value="102" calcext:value-type="float">
            <text:p>102</text:p>
          </table:table-cell>
          <table:table-cell table:formula="of:=[.B8]*[.B8]" office:value-type="float" office:value="10404" calcext:value-type="float">
            <text:p>10404</text:p>
          </table:table-cell>
          <table:table-cell table:formula="of:=[.C8]*[.D8]" office:value-type="float" office:value="10" calcext:value-type="float">
            <text:p>10</text:p>
          </table:table-cell>
          <table:table-cell table:formula="of:=[.B8]*[.C8]" office:value-type="float" office:value="1020" calcext:value-type="float">
            <text:p>1020</text:p>
          </table:table-cell>
          <table:table-cell/>
          <table:table-cell table:formula="of:=-[.Y4]/[.Z6]" office:value-type="float" office:value="-0.00296334439409995" calcext:value-type="float">
            <text:p>-0.0029633443941</text:p>
          </table:table-cell>
          <table:table-cell table:formula="of:=[.Y3]/[.Z6]" office:value-type="float" office:value="0.000019881545750419" calcext:value-type="float">
            <text:p>1.9881545750419E-05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AF7]+EXP([.$R$6])*(350-[.AF7])^[.$R$7]" office:value-type="float" office:value="130.30821369634" calcext:value-type="float">
            <text:p>130.30821369634</text:p>
          </table:table-cell>
          <table:table-cell table:formula="of:=[.AG7]+[.$AC$6]+[.$AC$7]*[.AG7]" office:value-type="float" office:value="129.588818914834" calcext:value-type="float">
            <text:p>129.588818914834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06" calcext:value-type="float">
            <text:p>106</text:p>
          </table:table-cell>
          <table:table-cell table:formula="of:=([.B9]-[.B8])/([.A9]-[.A8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9])" office:value-type="float" office:value="5.4971682252932" calcext:value-type="float">
            <text:p>5.4971682252932</text:p>
          </table:table-cell>
          <table:table-cell table:formula="of:=LN([.C9])" office:value-type="float" office:value="2.07944154167984" calcext:value-type="float">
            <text:p>2.07944154167984</text:p>
          </table:table-cell>
          <table:table-cell/>
          <table:table-cell table:formula="of:=[.D9]*[.D9]" office:value-type="float" office:value="1" calcext:value-type="float">
            <text:p>1</text:p>
          </table:table-cell>
          <table:table-cell table:formula="of:=[.E9]*[.E9]" office:value-type="float" office:value="30.2188584971732" calcext:value-type="float">
            <text:p>30.2188584971732</text:p>
          </table:table-cell>
          <table:table-cell table:formula="of:=[.D9]*[.E9]" office:value-type="float" office:value="5.4971682252932" calcext:value-type="float">
            <text:p>5.4971682252932</text:p>
          </table:table-cell>
          <table:table-cell table:formula="of:=[.F9]*[.H9]" office:value-type="float" office:value="2.07944154167984" calcext:value-type="float">
            <text:p>2.07944154167984</text:p>
          </table:table-cell>
          <table:table-cell table:formula="of:=[.E9]*[.F9]" office:value-type="float" office:value="11.4310399692771" calcext:value-type="float">
            <text:p>11.4310399692771</text:p>
          </table:table-cell>
          <table:table-cell table:number-columns-repeated="7"/>
          <table:table-cell table:formula="of:=[.B9]*[.D9]" office:value-type="float" office:value="106" calcext:value-type="float">
            <text:p>106</text:p>
          </table:table-cell>
          <table:table-cell table:formula="of:=[.B9]*[.B9]" office:value-type="float" office:value="11236" calcext:value-type="float">
            <text:p>11236</text:p>
          </table:table-cell>
          <table:table-cell table:formula="of:=[.C9]*[.D9]" office:value-type="float" office:value="8" calcext:value-type="float">
            <text:p>8</text:p>
          </table:table-cell>
          <table:table-cell table:formula="of:=[.B9]*[.C9]" office:value-type="float" office:value="848" calcext:value-type="float">
            <text:p>848</text:p>
          </table:table-cell>
          <table:table-cell table:number-columns-repeated="5"/>
          <table:table-cell table:formula="of:=[.AC6]/[.AC7]" office:value-type="float" office:value="-240.793386460235" calcext:value-type="float">
            <text:p>-240.79338646023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AF8]+EXP([.$R$6])*(350-[.AF8])^[.$R$7]" office:value-type="float" office:value="137.456586399801" calcext:value-type="float">
            <text:p>137.456586399801</text:p>
          </table:table-cell>
          <table:table-cell table:formula="of:=[.AG8]+[.$AC$6]+[.$AC$7]*[.AG8]" office:value-type="float" office:value="137.263781981413" calcext:value-type="float">
            <text:p>137.2637819814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formula="of:=([.B10]-[.B9])/([.A10]-[.A9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0])" office:value-type="float" office:value="5.47646355193151" calcext:value-type="float">
            <text:p>5.47646355193151</text:p>
          </table:table-cell>
          <table:table-cell table:formula="of:=LN([.C10])" office:value-type="float" office:value="2.30258509299405" calcext:value-type="float">
            <text:p>2.30258509299405</text:p>
          </table:table-cell>
          <table:table-cell/>
          <table:table-cell table:formula="of:=[.D10]*[.D10]" office:value-type="float" office:value="1" calcext:value-type="float">
            <text:p>1</text:p>
          </table:table-cell>
          <table:table-cell table:formula="of:=[.E10]*[.E10]" office:value-type="float" office:value="29.9916530356343" calcext:value-type="float">
            <text:p>29.9916530356343</text:p>
          </table:table-cell>
          <table:table-cell table:formula="of:=[.D10]*[.E10]" office:value-type="float" office:value="5.47646355193151" calcext:value-type="float">
            <text:p>5.47646355193151</text:p>
          </table:table-cell>
          <table:table-cell table:formula="of:=[.F10]*[.H10]" office:value-type="float" office:value="2.30258509299405" calcext:value-type="float">
            <text:p>2.30258509299405</text:p>
          </table:table-cell>
          <table:table-cell table:formula="of:=[.E10]*[.F10]" office:value-type="float" office:value="12.6100233370027" calcext:value-type="float">
            <text:p>12.6100233370027</text:p>
          </table:table-cell>
          <table:table-cell table:number-columns-repeated="7"/>
          <table:table-cell table:formula="of:=[.B10]*[.D10]" office:value-type="float" office:value="111" calcext:value-type="float">
            <text:p>111</text:p>
          </table:table-cell>
          <table:table-cell table:formula="of:=[.B10]*[.B10]" office:value-type="float" office:value="12321" calcext:value-type="float">
            <text:p>12321</text:p>
          </table:table-cell>
          <table:table-cell table:formula="of:=[.C10]*[.D10]" office:value-type="float" office:value="10" calcext:value-type="float">
            <text:p>10</text:p>
          </table:table-cell>
          <table:table-cell table:formula="of:=[.B10]*[.C10]" office:value-type="float" office:value="1110" calcext:value-type="float">
            <text:p>111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 table:formula="of:=[.AF9]+EXP([.$R$6])*(350-[.AF9])^[.$R$7]" office:value-type="float" office:value="144.053711544672" calcext:value-type="float">
            <text:p>144.053711544672</text:p>
          </table:table-cell>
          <table:table-cell table:formula="of:=[.AG9]+[.$AC$6]+[.$AC$7]*[.AG9]" office:value-type="float" office:value="144.409045060181" calcext:value-type="float">
            <text:p>144.409045060181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17" calcext:value-type="float">
            <text:p>117</text:p>
          </table:table-cell>
          <table:table-cell table:formula="of:=([.B11]-[.B10])/([.A11]-[.A10]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LN(350-[.B11])" office:value-type="float" office:value="5.4510384535657" calcext:value-type="float">
            <text:p>5.4510384535657</text:p>
          </table:table-cell>
          <table:table-cell table:formula="of:=LN([.C11])" office:value-type="float" office:value="2.484906649788" calcext:value-type="float">
            <text:p>2.484906649788</text:p>
          </table:table-cell>
          <table:table-cell/>
          <table:table-cell table:formula="of:=[.D11]*[.D11]" office:value-type="float" office:value="1" calcext:value-type="float">
            <text:p>1</text:p>
          </table:table-cell>
          <table:table-cell table:formula="of:=[.E11]*[.E11]" office:value-type="float" office:value="29.7138202222519" calcext:value-type="float">
            <text:p>29.7138202222519</text:p>
          </table:table-cell>
          <table:table-cell table:formula="of:=[.D11]*[.E11]" office:value-type="float" office:value="5.4510384535657" calcext:value-type="float">
            <text:p>5.4510384535657</text:p>
          </table:table-cell>
          <table:table-cell table:formula="of:=[.F11]*[.H11]" office:value-type="float" office:value="2.484906649788" calcext:value-type="float">
            <text:p>2.484906649788</text:p>
          </table:table-cell>
          <table:table-cell table:formula="of:=[.E11]*[.F11]" office:value-type="float" office:value="13.5453217015155" calcext:value-type="float">
            <text:p>13.5453217015155</text:p>
          </table:table-cell>
          <table:table-cell table:number-columns-repeated="7"/>
          <table:table-cell table:formula="of:=[.B11]*[.D11]" office:value-type="float" office:value="117" calcext:value-type="float">
            <text:p>117</text:p>
          </table:table-cell>
          <table:table-cell table:formula="of:=[.B11]*[.B11]" office:value-type="float" office:value="13689" calcext:value-type="float">
            <text:p>13689</text:p>
          </table:table-cell>
          <table:table-cell table:formula="of:=[.C11]*[.D11]" office:value-type="float" office:value="12" calcext:value-type="float">
            <text:p>12</text:p>
          </table:table-cell>
          <table:table-cell table:formula="of:=[.B11]*[.C11]" office:value-type="float" office:value="1404" calcext:value-type="float">
            <text:p>1404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table:formula="of:=[.AF10]+EXP([.$R$6])*(350-[.AF10])^[.$R$7]" office:value-type="float" office:value="150.165013142958" calcext:value-type="float">
            <text:p>150.165013142958</text:p>
          </table:table-cell>
          <table:table-cell table:formula="of:=[.AG10]+[.$AC$6]+[.$AC$7]*[.AG10]" office:value-type="float" office:value="151.061166252415" calcext:value-type="float">
            <text:p>151.0611662524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([.B12]-[.B11])/([.A12]-[.A1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2])" office:value-type="float" office:value="5.4380793089232" calcext:value-type="float">
            <text:p>5.4380793089232</text:p>
          </table:table-cell>
          <table:table-cell table:formula="of:=LN([.C12])" office:value-type="float" office:value="1.79175946922806" calcext:value-type="float">
            <text:p>1.79175946922806</text:p>
          </table:table-cell>
          <table:table-cell/>
          <table:table-cell table:formula="of:=[.D12]*[.D12]" office:value-type="float" office:value="1" calcext:value-type="float">
            <text:p>1</text:p>
          </table:table-cell>
          <table:table-cell table:formula="of:=[.E12]*[.E12]" office:value-type="float" office:value="29.5727065701386" calcext:value-type="float">
            <text:p>29.5727065701386</text:p>
          </table:table-cell>
          <table:table-cell table:formula="of:=[.D12]*[.E12]" office:value-type="float" office:value="5.4380793089232" calcext:value-type="float">
            <text:p>5.4380793089232</text:p>
          </table:table-cell>
          <table:table-cell table:formula="of:=[.F12]*[.H12]" office:value-type="float" office:value="1.79175946922806" calcext:value-type="float">
            <text:p>1.79175946922806</text:p>
          </table:table-cell>
          <table:table-cell table:formula="of:=[.E12]*[.F12]" office:value-type="float" office:value="9.74373009617629" calcext:value-type="float">
            <text:p>9.74373009617629</text:p>
          </table:table-cell>
          <table:table-cell table:number-columns-repeated="7"/>
          <table:table-cell table:formula="of:=[.B12]*[.D12]" office:value-type="float" office:value="120" calcext:value-type="float">
            <text:p>120</text:p>
          </table:table-cell>
          <table:table-cell table:formula="of:=[.B12]*[.B12]" office:value-type="float" office:value="14400" calcext:value-type="float">
            <text:p>14400</text:p>
          </table:table-cell>
          <table:table-cell table:formula="of:=[.C12]*[.D12]" office:value-type="float" office:value="6" calcext:value-type="float">
            <text:p>6</text:p>
          </table:table-cell>
          <table:table-cell table:formula="of:=[.B12]*[.C12]" office:value-type="float" office:value="720" calcext:value-type="float">
            <text:p>720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 table:formula="of:=[.AF11]+EXP([.$R$6])*(350-[.AF11])^[.$R$7]" office:value-type="float" office:value="155.845631099691" calcext:value-type="float">
            <text:p>155.845631099691</text:p>
          </table:table-cell>
          <table:table-cell table:formula="of:=[.AG11]+[.$AC$6]+[.$AC$7]*[.AG11]" office:value-type="float" office:value="157.254180542911" calcext:value-type="float">
            <text:p>157.254180542911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4" calcext:value-type="float">
            <text:p>124</text:p>
          </table:table-cell>
          <table:table-cell table:formula="of:=([.B13]-[.B12])/([.A13]-[.A1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3])" office:value-type="float" office:value="5.42053499927229" calcext:value-type="float">
            <text:p>5.42053499927229</text:p>
          </table:table-cell>
          <table:table-cell table:formula="of:=LN([.C13])" office:value-type="float" office:value="2.07944154167984" calcext:value-type="float">
            <text:p>2.07944154167984</text:p>
          </table:table-cell>
          <table:table-cell/>
          <table:table-cell table:formula="of:=[.D13]*[.D13]" office:value-type="float" office:value="1" calcext:value-type="float">
            <text:p>1</text:p>
          </table:table-cell>
          <table:table-cell table:formula="of:=[.E13]*[.E13]" office:value-type="float" office:value="29.3821996783358" calcext:value-type="float">
            <text:p>29.3821996783358</text:p>
          </table:table-cell>
          <table:table-cell table:formula="of:=[.D13]*[.E13]" office:value-type="float" office:value="5.42053499927229" calcext:value-type="float">
            <text:p>5.42053499927229</text:p>
          </table:table-cell>
          <table:table-cell table:formula="of:=[.F13]*[.H13]" office:value-type="float" office:value="2.07944154167984" calcext:value-type="float">
            <text:p>2.07944154167984</text:p>
          </table:table-cell>
          <table:table-cell table:formula="of:=[.E13]*[.F13]" office:value-type="float" office:value="11.2716856556163" calcext:value-type="float">
            <text:p>11.2716856556163</text:p>
          </table:table-cell>
          <table:table-cell table:number-columns-repeated="7"/>
          <table:table-cell table:formula="of:=[.B13]*[.D13]" office:value-type="float" office:value="124" calcext:value-type="float">
            <text:p>124</text:p>
          </table:table-cell>
          <table:table-cell table:formula="of:=[.B13]*[.B13]" office:value-type="float" office:value="15376" calcext:value-type="float">
            <text:p>15376</text:p>
          </table:table-cell>
          <table:table-cell table:formula="of:=[.C13]*[.D13]" office:value-type="float" office:value="8" calcext:value-type="float">
            <text:p>8</text:p>
          </table:table-cell>
          <table:table-cell table:formula="of:=[.B13]*[.C13]" office:value-type="float" office:value="992" calcext:value-type="float">
            <text:p>992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 table:formula="of:=[.AF12]+EXP([.$R$6])*(350-[.AF12])^[.$R$7]" office:value-type="float" office:value="161.142404161021" calcext:value-type="float">
            <text:p>161.142404161021</text:p>
          </table:table-cell>
          <table:table-cell table:formula="of:=[.AG12]+[.$AC$6]+[.$AC$7]*[.AG12]" office:value-type="float" office:value="163.019773936951" calcext:value-type="float">
            <text:p>163.0197739369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formula="of:=([.B14]-[.B13])/([.A14]-[.A13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LN(350-[.B14])" office:value-type="float" office:value="5.39816270151775" calcext:value-type="float">
            <text:p>5.39816270151775</text:p>
          </table:table-cell>
          <table:table-cell table:formula="of:=LN([.C14])" office:value-type="float" office:value="2.30258509299405" calcext:value-type="float">
            <text:p>2.30258509299405</text:p>
          </table:table-cell>
          <table:table-cell/>
          <table:table-cell table:formula="of:=[.D14]*[.D14]" office:value-type="float" office:value="1" calcext:value-type="float">
            <text:p>1</text:p>
          </table:table-cell>
          <table:table-cell table:formula="of:=[.E14]*[.E14]" office:value-type="float" office:value="29.1401605520574" calcext:value-type="float">
            <text:p>29.1401605520574</text:p>
          </table:table-cell>
          <table:table-cell table:formula="of:=[.D14]*[.E14]" office:value-type="float" office:value="5.39816270151775" calcext:value-type="float">
            <text:p>5.39816270151775</text:p>
          </table:table-cell>
          <table:table-cell table:formula="of:=[.F14]*[.H14]" office:value-type="float" office:value="2.30258509299405" calcext:value-type="float">
            <text:p>2.30258509299405</text:p>
          </table:table-cell>
          <table:table-cell table:formula="of:=[.E14]*[.F14]" office:value-type="float" office:value="12.4297289660712" calcext:value-type="float">
            <text:p>12.4297289660712</text:p>
          </table:table-cell>
          <table:table-cell table:number-columns-repeated="7"/>
          <table:table-cell table:formula="of:=[.B14]*[.D14]" office:value-type="float" office:value="129" calcext:value-type="float">
            <text:p>129</text:p>
          </table:table-cell>
          <table:table-cell table:formula="of:=[.B14]*[.B14]" office:value-type="float" office:value="16641" calcext:value-type="float">
            <text:p>16641</text:p>
          </table:table-cell>
          <table:table-cell table:formula="of:=[.C14]*[.D14]" office:value-type="float" office:value="10" calcext:value-type="float">
            <text:p>10</text:p>
          </table:table-cell>
          <table:table-cell table:formula="of:=[.B14]*[.C14]" office:value-type="float" office:value="1290" calcext:value-type="float">
            <text:p>1290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 table:formula="of:=[.AF13]+EXP([.$R$6])*(350-[.AF13])^[.$R$7]" office:value-type="float" office:value="166.09540512852" calcext:value-type="float">
            <text:p>166.09540512852</text:p>
          </table:table-cell>
          <table:table-cell table:formula="of:=[.AG13]+[.$AC$6]+[.$AC$7]*[.AG13]" office:value-type="float" office:value="168.387445578918" calcext:value-type="float">
            <text:p>168.387445578918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133" calcext:value-type="float">
            <text:p>133</text:p>
          </table:table-cell>
          <table:table-cell table:formula="of:=([.B15]-[.B14])/([.A15]-[.A14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5])" office:value-type="float" office:value="5.37989735354046" calcext:value-type="float">
            <text:p>5.37989735354046</text:p>
          </table:table-cell>
          <table:table-cell table:formula="of:=LN([.C15])" office:value-type="float" office:value="2.07944154167984" calcext:value-type="float">
            <text:p>2.07944154167984</text:p>
          </table:table-cell>
          <table:table-cell/>
          <table:table-cell table:formula="of:=[.D15]*[.D15]" office:value-type="float" office:value="1" calcext:value-type="float">
            <text:p>1</text:p>
          </table:table-cell>
          <table:table-cell table:formula="of:=[.E15]*[.E15]" office:value-type="float" office:value="28.9432955346316" calcext:value-type="float">
            <text:p>28.9432955346316</text:p>
          </table:table-cell>
          <table:table-cell table:formula="of:=[.D15]*[.E15]" office:value-type="float" office:value="5.37989735354046" calcext:value-type="float">
            <text:p>5.37989735354046</text:p>
          </table:table-cell>
          <table:table-cell table:formula="of:=[.F15]*[.H15]" office:value-type="float" office:value="2.07944154167984" calcext:value-type="float">
            <text:p>2.07944154167984</text:p>
          </table:table-cell>
          <table:table-cell table:formula="of:=[.E15]*[.F15]" office:value-type="float" office:value="11.1871820469254" calcext:value-type="float">
            <text:p>11.1871820469254</text:p>
          </table:table-cell>
          <table:table-cell table:number-columns-repeated="7"/>
          <table:table-cell table:formula="of:=[.B15]*[.D15]" office:value-type="float" office:value="133" calcext:value-type="float">
            <text:p>133</text:p>
          </table:table-cell>
          <table:table-cell table:formula="of:=[.B15]*[.B15]" office:value-type="float" office:value="17689" calcext:value-type="float">
            <text:p>17689</text:p>
          </table:table-cell>
          <table:table-cell table:formula="of:=[.C15]*[.D15]" office:value-type="float" office:value="8" calcext:value-type="float">
            <text:p>8</text:p>
          </table:table-cell>
          <table:table-cell table:formula="of:=[.B15]*[.C15]" office:value-type="float" office:value="1064" calcext:value-type="float">
            <text:p>1064</text:p>
          </table:table-cell>
          <table:table-cell table:number-columns-repeated="7"/>
          <table:table-cell office:value-type="float" office:value="13" calcext:value-type="float">
            <text:p>13</text:p>
          </table:table-cell>
          <table:table-cell table:formula="of:=[.AF14]+EXP([.$R$6])*(350-[.AF14])^[.$R$7]" office:value-type="float" office:value="170.739143118582" calcext:value-type="float">
            <text:p>170.739143118582</text:p>
          </table:table-cell>
          <table:table-cell table:formula="of:=[.AG14]+[.$AC$6]+[.$AC$7]*[.AG14]" office:value-type="float" office:value="173.384658682041" calcext:value-type="float">
            <text:p>173.38465868204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([.B16]-[.B15])/([.A16]-[.A15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6])" office:value-type="float" office:value="5.36597601502185" calcext:value-type="float">
            <text:p>5.36597601502185</text:p>
          </table:table-cell>
          <table:table-cell table:formula="of:=LN([.C16])" office:value-type="float" office:value="1.79175946922806" calcext:value-type="float">
            <text:p>1.79175946922806</text:p>
          </table:table-cell>
          <table:table-cell/>
          <table:table-cell table:formula="of:=[.D16]*[.D16]" office:value-type="float" office:value="1" calcext:value-type="float">
            <text:p>1</text:p>
          </table:table-cell>
          <table:table-cell table:formula="of:=[.E16]*[.E16]" office:value-type="float" office:value="28.7936985937898" calcext:value-type="float">
            <text:p>28.7936985937898</text:p>
          </table:table-cell>
          <table:table-cell table:formula="of:=[.D16]*[.E16]" office:value-type="float" office:value="5.36597601502185" calcext:value-type="float">
            <text:p>5.36597601502185</text:p>
          </table:table-cell>
          <table:table-cell table:formula="of:=[.F16]*[.H16]" office:value-type="float" office:value="1.79175946922806" calcext:value-type="float">
            <text:p>1.79175946922806</text:p>
          </table:table-cell>
          <table:table-cell table:formula="of:=[.E16]*[.F16]" office:value-type="float" office:value="9.61453833656603" calcext:value-type="float">
            <text:p>9.61453833656603</text:p>
          </table:table-cell>
          <table:table-cell table:number-columns-repeated="7"/>
          <table:table-cell table:formula="of:=[.B16]*[.D16]" office:value-type="float" office:value="136" calcext:value-type="float">
            <text:p>136</text:p>
          </table:table-cell>
          <table:table-cell table:formula="of:=[.B16]*[.B16]" office:value-type="float" office:value="18496" calcext:value-type="float">
            <text:p>18496</text:p>
          </table:table-cell>
          <table:table-cell table:formula="of:=[.C16]*[.D16]" office:value-type="float" office:value="6" calcext:value-type="float">
            <text:p>6</text:p>
          </table:table-cell>
          <table:table-cell table:formula="of:=[.B16]*[.C16]" office:value-type="float" office:value="816" calcext:value-type="float">
            <text:p>816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 table:formula="of:=[.AF15]+EXP([.$R$6])*(350-[.AF15])^[.$R$7]" office:value-type="float" office:value="175.103514964624" calcext:value-type="float">
            <text:p>175.103514964624</text:p>
          </table:table-cell>
          <table:table-cell table:formula="of:=[.AG15]+[.$AC$6]+[.$AC$7]*[.AG15]" office:value-type="float" office:value="178.036981041476" calcext:value-type="float">
            <text:p>178.036981041476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40" calcext:value-type="float">
            <text:p>140</text:p>
          </table:table-cell>
          <table:table-cell table:formula="of:=([.B17]-[.B16])/([.A17]-[.A16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17])" office:value-type="float" office:value="5.34710753071747" calcext:value-type="float">
            <text:p>5.34710753071747</text:p>
          </table:table-cell>
          <table:table-cell table:formula="of:=LN([.C17])" office:value-type="float" office:value="2.07944154167984" calcext:value-type="float">
            <text:p>2.07944154167984</text:p>
          </table:table-cell>
          <table:table-cell/>
          <table:table-cell table:formula="of:=[.D17]*[.D17]" office:value-type="float" office:value="1" calcext:value-type="float">
            <text:p>1</text:p>
          </table:table-cell>
          <table:table-cell table:formula="of:=[.E17]*[.E17]" office:value-type="float" office:value="28.5915589450555" calcext:value-type="float">
            <text:p>28.5915589450555</text:p>
          </table:table-cell>
          <table:table-cell table:formula="of:=[.D17]*[.E17]" office:value-type="float" office:value="5.34710753071747" calcext:value-type="float">
            <text:p>5.34710753071747</text:p>
          </table:table-cell>
          <table:table-cell table:formula="of:=[.F17]*[.H17]" office:value-type="float" office:value="2.07944154167984" calcext:value-type="float">
            <text:p>2.07944154167984</text:p>
          </table:table-cell>
          <table:table-cell table:formula="of:=[.E17]*[.F17]" office:value-type="float" office:value="11.118997527203" calcext:value-type="float">
            <text:p>11.118997527203</text:p>
          </table:table-cell>
          <table:table-cell table:number-columns-repeated="7"/>
          <table:table-cell table:formula="of:=[.B17]*[.D17]" office:value-type="float" office:value="140" calcext:value-type="float">
            <text:p>140</text:p>
          </table:table-cell>
          <table:table-cell table:formula="of:=[.B17]*[.B17]" office:value-type="float" office:value="19600" calcext:value-type="float">
            <text:p>19600</text:p>
          </table:table-cell>
          <table:table-cell table:formula="of:=[.C17]*[.D17]" office:value-type="float" office:value="8" calcext:value-type="float">
            <text:p>8</text:p>
          </table:table-cell>
          <table:table-cell table:formula="of:=[.B17]*[.C17]" office:value-type="float" office:value="1120" calcext:value-type="float">
            <text:p>1120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 table:formula="of:=[.AF16]+EXP([.$R$6])*(350-[.AF16])^[.$R$7]" office:value-type="float" office:value="179.214565346698" calcext:value-type="float">
            <text:p>179.214565346698</text:p>
          </table:table-cell>
          <table:table-cell table:formula="of:=[.AG16]+[.$AC$6]+[.$AC$7]*[.AG16]" office:value-type="float" office:value="182.368215849647" calcext:value-type="float">
            <text:p>182.3682158496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formula="of:=([.B18]-[.B17])/([.A18]-[.A1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18])" office:value-type="float" office:value="5.33753807970132" calcext:value-type="float">
            <text:p>5.33753807970132</text:p>
          </table:table-cell>
          <table:table-cell table:formula="of:=LN([.C18])" office:value-type="float" office:value="1.38629436111989" calcext:value-type="float">
            <text:p>1.38629436111989</text:p>
          </table:table-cell>
          <table:table-cell/>
          <table:table-cell table:formula="of:=[.D18]*[.D18]" office:value-type="float" office:value="1" calcext:value-type="float">
            <text:p>1</text:p>
          </table:table-cell>
          <table:table-cell table:formula="of:=[.E18]*[.E18]" office:value-type="float" office:value="28.4893127522616" calcext:value-type="float">
            <text:p>28.4893127522616</text:p>
          </table:table-cell>
          <table:table-cell table:formula="of:=[.D18]*[.E18]" office:value-type="float" office:value="5.33753807970132" calcext:value-type="float">
            <text:p>5.33753807970132</text:p>
          </table:table-cell>
          <table:table-cell table:formula="of:=[.F18]*[.H18]" office:value-type="float" office:value="1.38629436111989" calcext:value-type="float">
            <text:p>1.38629436111989</text:p>
          </table:table-cell>
          <table:table-cell table:formula="of:=[.E18]*[.F18]" office:value-type="float" office:value="7.39939894215263" calcext:value-type="float">
            <text:p>7.39939894215263</text:p>
          </table:table-cell>
          <table:table-cell table:number-columns-repeated="7"/>
          <table:table-cell table:formula="of:=[.B18]*[.D18]" office:value-type="float" office:value="142" calcext:value-type="float">
            <text:p>142</text:p>
          </table:table-cell>
          <table:table-cell table:formula="of:=[.B18]*[.B18]" office:value-type="float" office:value="20164" calcext:value-type="float">
            <text:p>20164</text:p>
          </table:table-cell>
          <table:table-cell table:formula="of:=[.C18]*[.D18]" office:value-type="float" office:value="4" calcext:value-type="float">
            <text:p>4</text:p>
          </table:table-cell>
          <table:table-cell table:formula="of:=[.B18]*[.C18]" office:value-type="float" office:value="568" calcext:value-type="float">
            <text:p>56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formula="of:=[.AF17]+EXP([.$R$6])*(350-[.AF17])^[.$R$7]" office:value-type="float" office:value="183.095099474197" calcext:value-type="float">
            <text:p>183.095099474197</text:p>
          </table:table-cell>
          <table:table-cell table:formula="of:=[.AG17]+[.$AC$6]+[.$AC$7]*[.AG17]" office:value-type="float" office:value="186.40052348316" calcext:value-type="float">
            <text:p>186.40052348316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45" calcext:value-type="float">
            <text:p>145</text:p>
          </table:table-cell>
          <table:table-cell table:formula="of:=([.B19]-[.B18])/([.A19]-[.A18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19])" office:value-type="float" office:value="5.32300997913841" calcext:value-type="float">
            <text:p>5.32300997913841</text:p>
          </table:table-cell>
          <table:table-cell table:formula="of:=LN([.C19])" office:value-type="float" office:value="1.79175946922806" calcext:value-type="float">
            <text:p>1.79175946922806</text:p>
          </table:table-cell>
          <table:table-cell/>
          <table:table-cell table:formula="of:=[.D19]*[.D19]" office:value-type="float" office:value="1" calcext:value-type="float">
            <text:p>1</text:p>
          </table:table-cell>
          <table:table-cell table:formula="of:=[.E19]*[.E19]" office:value-type="float" office:value="28.3344352380071" calcext:value-type="float">
            <text:p>28.3344352380071</text:p>
          </table:table-cell>
          <table:table-cell table:formula="of:=[.D19]*[.E19]" office:value-type="float" office:value="5.32300997913841" calcext:value-type="float">
            <text:p>5.32300997913841</text:p>
          </table:table-cell>
          <table:table-cell table:formula="of:=[.F19]*[.H19]" office:value-type="float" office:value="1.79175946922806" calcext:value-type="float">
            <text:p>1.79175946922806</text:p>
          </table:table-cell>
          <table:table-cell table:formula="of:=[.E19]*[.F19]" office:value-type="float" office:value="9.53755353491668" calcext:value-type="float">
            <text:p>9.53755353491668</text:p>
          </table:table-cell>
          <table:table-cell table:number-columns-repeated="7"/>
          <table:table-cell table:formula="of:=[.B19]*[.D19]" office:value-type="float" office:value="145" calcext:value-type="float">
            <text:p>145</text:p>
          </table:table-cell>
          <table:table-cell table:formula="of:=[.B19]*[.B19]" office:value-type="float" office:value="21025" calcext:value-type="float">
            <text:p>21025</text:p>
          </table:table-cell>
          <table:table-cell table:formula="of:=[.C19]*[.D19]" office:value-type="float" office:value="6" calcext:value-type="float">
            <text:p>6</text:p>
          </table:table-cell>
          <table:table-cell table:formula="of:=[.B19]*[.C19]" office:value-type="float" office:value="870" calcext:value-type="float">
            <text:p>870</text:p>
          </table:table-cell>
          <table:table-cell table:number-columns-repeated="7"/>
          <table:table-cell office:value-type="float" office:value="17" calcext:value-type="float">
            <text:p>17</text:p>
          </table:table-cell>
          <table:table-cell table:formula="of:=[.AF18]+EXP([.$R$6])*(350-[.AF18])^[.$R$7]" office:value-type="float" office:value="186.765180953637" calcext:value-type="float">
            <text:p>186.765180953637</text:p>
          </table:table-cell>
          <table:table-cell table:formula="of:=[.AG18]+[.$AC$6]+[.$AC$7]*[.AG18]" office:value-type="float" office:value="190.154534884392" calcext:value-type="float">
            <text:p>190.154534884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formula="of:=([.B20]-[.B19])/([.A20]-[.A19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20])" office:value-type="float" office:value="5.30330490805908" calcext:value-type="float">
            <text:p>5.30330490805908</text:p>
          </table:table-cell>
          <table:table-cell table:formula="of:=LN([.C20])" office:value-type="float" office:value="2.07944154167984" calcext:value-type="float">
            <text:p>2.07944154167984</text:p>
          </table:table-cell>
          <table:table-cell/>
          <table:table-cell table:formula="of:=[.D20]*[.D20]" office:value-type="float" office:value="1" calcext:value-type="float">
            <text:p>1</text:p>
          </table:table-cell>
          <table:table-cell table:formula="of:=[.E20]*[.E20]" office:value-type="float" office:value="28.1250429478435" calcext:value-type="float">
            <text:p>28.1250429478435</text:p>
          </table:table-cell>
          <table:table-cell table:formula="of:=[.D20]*[.E20]" office:value-type="float" office:value="5.30330490805908" calcext:value-type="float">
            <text:p>5.30330490805908</text:p>
          </table:table-cell>
          <table:table-cell table:formula="of:=[.F20]*[.H20]" office:value-type="float" office:value="2.07944154167984" calcext:value-type="float">
            <text:p>2.07944154167984</text:p>
          </table:table-cell>
          <table:table-cell table:formula="of:=[.E20]*[.F20]" office:value-type="float" office:value="11.0279125340126" calcext:value-type="float">
            <text:p>11.0279125340126</text:p>
          </table:table-cell>
          <table:table-cell table:number-columns-repeated="7"/>
          <table:table-cell table:formula="of:=[.B20]*[.D20]" office:value-type="float" office:value="149" calcext:value-type="float">
            <text:p>149</text:p>
          </table:table-cell>
          <table:table-cell table:formula="of:=[.B20]*[.B20]" office:value-type="float" office:value="22201" calcext:value-type="float">
            <text:p>22201</text:p>
          </table:table-cell>
          <table:table-cell table:formula="of:=[.C20]*[.D20]" office:value-type="float" office:value="8" calcext:value-type="float">
            <text:p>8</text:p>
          </table:table-cell>
          <table:table-cell table:formula="of:=[.B20]*[.C20]" office:value-type="float" office:value="1192" calcext:value-type="float">
            <text:p>1192</text:p>
          </table:table-cell>
          <table:table-cell table:number-columns-repeated="7"/>
          <table:table-cell office:value-type="float" office:value="18" calcext:value-type="float">
            <text:p>18</text:p>
          </table:table-cell>
          <table:table-cell table:formula="of:=[.AF19]+EXP([.$R$6])*(350-[.AF19])^[.$R$7]" office:value-type="float" office:value="190.24253941462" calcext:value-type="float">
            <text:p>190.24253941462</text:p>
          </table:table-cell>
          <table:table-cell table:formula="of:=[.AG19]+[.$AC$6]+[.$AC$7]*[.AG19]" office:value-type="float" office:value="193.649457117869" calcext:value-type="float">
            <text:p>193.649457117869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151" calcext:value-type="float">
            <text:p>151</text:p>
          </table:table-cell>
          <table:table-cell table:formula="of:=([.B21]-[.B20])/([.A21]-[.A20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1])" office:value-type="float" office:value="5.29330482472449" calcext:value-type="float">
            <text:p>5.29330482472449</text:p>
          </table:table-cell>
          <table:table-cell table:formula="of:=LN([.C21])" office:value-type="float" office:value="1.38629436111989" calcext:value-type="float">
            <text:p>1.38629436111989</text:p>
          </table:table-cell>
          <table:table-cell/>
          <table:table-cell table:formula="of:=[.D21]*[.D21]" office:value-type="float" office:value="1" calcext:value-type="float">
            <text:p>1</text:p>
          </table:table-cell>
          <table:table-cell table:formula="of:=[.E21]*[.E21]" office:value-type="float" office:value="28.0190759674516" calcext:value-type="float">
            <text:p>28.0190759674516</text:p>
          </table:table-cell>
          <table:table-cell table:formula="of:=[.D21]*[.E21]" office:value-type="float" office:value="5.29330482472449" calcext:value-type="float">
            <text:p>5.29330482472449</text:p>
          </table:table-cell>
          <table:table-cell table:formula="of:=[.F21]*[.H21]" office:value-type="float" office:value="1.38629436111989" calcext:value-type="float">
            <text:p>1.38629436111989</text:p>
          </table:table-cell>
          <table:table-cell table:formula="of:=[.E21]*[.F21]" office:value-type="float" office:value="7.33807863020427" calcext:value-type="float">
            <text:p>7.33807863020427</text:p>
          </table:table-cell>
          <table:table-cell table:number-columns-repeated="7"/>
          <table:table-cell table:formula="of:=[.B21]*[.D21]" office:value-type="float" office:value="151" calcext:value-type="float">
            <text:p>151</text:p>
          </table:table-cell>
          <table:table-cell table:formula="of:=[.B21]*[.B21]" office:value-type="float" office:value="22801" calcext:value-type="float">
            <text:p>22801</text:p>
          </table:table-cell>
          <table:table-cell table:formula="of:=[.C21]*[.D21]" office:value-type="float" office:value="4" calcext:value-type="float">
            <text:p>4</text:p>
          </table:table-cell>
          <table:table-cell table:formula="of:=[.B21]*[.C21]" office:value-type="float" office:value="604" calcext:value-type="float">
            <text:p>604</text:p>
          </table:table-cell>
          <table:table-cell table:number-columns-repeated="7"/>
          <table:table-cell office:value-type="float" office:value="19" calcext:value-type="float">
            <text:p>19</text:p>
          </table:table-cell>
          <table:table-cell table:formula="of:=[.AF20]+EXP([.$R$6])*(350-[.AF20])^[.$R$7]" office:value-type="float" office:value="193.542906592643" calcext:value-type="float">
            <text:p>193.542906592643</text:p>
          </table:table-cell>
          <table:table-cell table:formula="of:=[.AG20]+[.$AC$6]+[.$AC$7]*[.AG20]" office:value-type="float" office:value="196.903171641495" calcext:value-type="float">
            <text:p>196.9031716414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([.B22]-[.B21])/([.A22]-[.A21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2])" office:value-type="float" office:value="5.27811465923052" calcext:value-type="float">
            <text:p>5.27811465923052</text:p>
          </table:table-cell>
          <table:table-cell table:formula="of:=LN([.C22])" office:value-type="float" office:value="1.79175946922806" calcext:value-type="float">
            <text:p>1.79175946922806</text:p>
          </table:table-cell>
          <table:table-cell/>
          <table:table-cell table:formula="of:=[.D22]*[.D22]" office:value-type="float" office:value="1" calcext:value-type="float">
            <text:p>1</text:p>
          </table:table-cell>
          <table:table-cell table:formula="of:=[.E22]*[.E22]" office:value-type="float" office:value="27.8584943559841" calcext:value-type="float">
            <text:p>27.8584943559841</text:p>
          </table:table-cell>
          <table:table-cell table:formula="of:=[.D22]*[.E22]" office:value-type="float" office:value="5.27811465923052" calcext:value-type="float">
            <text:p>5.27811465923052</text:p>
          </table:table-cell>
          <table:table-cell table:formula="of:=[.F22]*[.H22]" office:value-type="float" office:value="1.79175946922806" calcext:value-type="float">
            <text:p>1.79175946922806</text:p>
          </table:table-cell>
          <table:table-cell table:formula="of:=[.E22]*[.F22]" office:value-type="float" office:value="9.45711192034769" calcext:value-type="float">
            <text:p>9.45711192034769</text:p>
          </table:table-cell>
          <table:table-cell table:number-columns-repeated="7"/>
          <table:table-cell table:formula="of:=[.B22]*[.D22]" office:value-type="float" office:value="154" calcext:value-type="float">
            <text:p>154</text:p>
          </table:table-cell>
          <table:table-cell table:formula="of:=[.B22]*[.B22]" office:value-type="float" office:value="23716" calcext:value-type="float">
            <text:p>23716</text:p>
          </table:table-cell>
          <table:table-cell table:formula="of:=[.C22]*[.D22]" office:value-type="float" office:value="6" calcext:value-type="float">
            <text:p>6</text:p>
          </table:table-cell>
          <table:table-cell table:formula="of:=[.B22]*[.C22]" office:value-type="float" office:value="924" calcext:value-type="float">
            <text:p>924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 table:formula="of:=[.AF21]+EXP([.$R$6])*(350-[.AF21])^[.$R$7]" office:value-type="float" office:value="196.68029523579" calcext:value-type="float">
            <text:p>196.68029523579</text:p>
          </table:table-cell>
          <table:table-cell table:formula="of:=[.AG21]+[.$AC$6]+[.$AC$7]*[.AG21]" office:value-type="float" office:value="199.932325795442" calcext:value-type="float">
            <text:p>199.932325795442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156" calcext:value-type="float">
            <text:p>156</text:p>
          </table:table-cell>
          <table:table-cell table:formula="of:=([.B23]-[.B22])/([.A23]-[.A22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3])" office:value-type="float" office:value="5.26785815906333" calcext:value-type="float">
            <text:p>5.26785815906333</text:p>
          </table:table-cell>
          <table:table-cell table:formula="of:=LN([.C23])" office:value-type="float" office:value="1.38629436111989" calcext:value-type="float">
            <text:p>1.38629436111989</text:p>
          </table:table-cell>
          <table:table-cell/>
          <table:table-cell table:formula="of:=[.D23]*[.D23]" office:value-type="float" office:value="1" calcext:value-type="float">
            <text:p>1</text:p>
          </table:table-cell>
          <table:table-cell table:formula="of:=[.E23]*[.E23]" office:value-type="float" office:value="27.7503295840101" calcext:value-type="float">
            <text:p>27.7503295840101</text:p>
          </table:table-cell>
          <table:table-cell table:formula="of:=[.D23]*[.E23]" office:value-type="float" office:value="5.26785815906333" calcext:value-type="float">
            <text:p>5.26785815906333</text:p>
          </table:table-cell>
          <table:table-cell table:formula="of:=[.F23]*[.H23]" office:value-type="float" office:value="1.38629436111989" calcext:value-type="float">
            <text:p>1.38629436111989</text:p>
          </table:table-cell>
          <table:table-cell table:formula="of:=[.E23]*[.F23]" office:value-type="float" office:value="7.3028020610889" calcext:value-type="float">
            <text:p>7.3028020610889</text:p>
          </table:table-cell>
          <table:table-cell table:number-columns-repeated="7"/>
          <table:table-cell table:formula="of:=[.B23]*[.D23]" office:value-type="float" office:value="156" calcext:value-type="float">
            <text:p>156</text:p>
          </table:table-cell>
          <table:table-cell table:formula="of:=[.B23]*[.B23]" office:value-type="float" office:value="24336" calcext:value-type="float">
            <text:p>24336</text:p>
          </table:table-cell>
          <table:table-cell table:formula="of:=[.C23]*[.D23]" office:value-type="float" office:value="4" calcext:value-type="float">
            <text:p>4</text:p>
          </table:table-cell>
          <table:table-cell table:formula="of:=[.B23]*[.C23]" office:value-type="float" office:value="624" calcext:value-type="float">
            <text:p>624</text:p>
          </table:table-cell>
          <table:table-cell table:number-columns-repeated="7"/>
          <table:table-cell office:value-type="float" office:value="21" calcext:value-type="float">
            <text:p>21</text:p>
          </table:table-cell>
          <table:table-cell table:formula="of:=[.AF22]+EXP([.$R$6])*(350-[.AF22])^[.$R$7]" office:value-type="float" office:value="199.667231974016" calcext:value-type="float">
            <text:p>199.667231974016</text:p>
          </table:table-cell>
          <table:table-cell table:formula="of:=[.AG22]+[.$AC$6]+[.$AC$7]*[.AG22]" office:value-type="float" office:value="202.752417976777" calcext:value-type="float">
            <text:p>202.75241797677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formula="of:=([.B24]-[.B23])/([.A24]-[.A23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4])" office:value-type="float" office:value="5.25749537202778" calcext:value-type="float">
            <text:p>5.25749537202778</text:p>
          </table:table-cell>
          <table:table-cell table:formula="of:=LN([.C24])" office:value-type="float" office:value="1.38629436111989" calcext:value-type="float">
            <text:p>1.38629436111989</text:p>
          </table:table-cell>
          <table:table-cell/>
          <table:table-cell table:formula="of:=[.D24]*[.D24]" office:value-type="float" office:value="1" calcext:value-type="float">
            <text:p>1</text:p>
          </table:table-cell>
          <table:table-cell table:formula="of:=[.E24]*[.E24]" office:value-type="float" office:value="27.6412575868935" calcext:value-type="float">
            <text:p>27.6412575868935</text:p>
          </table:table-cell>
          <table:table-cell table:formula="of:=[.D24]*[.E24]" office:value-type="float" office:value="5.25749537202778" calcext:value-type="float">
            <text:p>5.25749537202778</text:p>
          </table:table-cell>
          <table:table-cell table:formula="of:=[.F24]*[.H24]" office:value-type="float" office:value="1.38629436111989" calcext:value-type="float">
            <text:p>1.38629436111989</text:p>
          </table:table-cell>
          <table:table-cell table:formula="of:=[.E24]*[.F24]" office:value-type="float" office:value="7.28843618785603" calcext:value-type="float">
            <text:p>7.28843618785603</text:p>
          </table:table-cell>
          <table:table-cell table:number-columns-repeated="7"/>
          <table:table-cell table:formula="of:=[.B24]*[.D24]" office:value-type="float" office:value="158" calcext:value-type="float">
            <text:p>158</text:p>
          </table:table-cell>
          <table:table-cell table:formula="of:=[.B24]*[.B24]" office:value-type="float" office:value="24964" calcext:value-type="float">
            <text:p>24964</text:p>
          </table:table-cell>
          <table:table-cell table:formula="of:=[.C24]*[.D24]" office:value-type="float" office:value="4" calcext:value-type="float">
            <text:p>4</text:p>
          </table:table-cell>
          <table:table-cell table:formula="of:=[.B24]*[.C24]" office:value-type="float" office:value="632" calcext:value-type="float">
            <text:p>632</text:p>
          </table:table-cell>
          <table:table-cell table:number-columns-repeated="7"/>
          <table:table-cell office:value-type="float" office:value="22" calcext:value-type="float">
            <text:p>22</text:p>
          </table:table-cell>
          <table:table-cell table:formula="of:=[.AF23]+EXP([.$R$6])*(350-[.AF23])^[.$R$7]" office:value-type="float" office:value="202.514952859717" calcext:value-type="float">
            <text:p>202.514952859717</text:p>
          </table:table-cell>
          <table:table-cell table:formula="of:=[.AG23]+[.$AC$6]+[.$AC$7]*[.AG23]" office:value-type="float" office:value="205.37787693563" calcext:value-type="float">
            <text:p>205.37787693563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160" calcext:value-type="float">
            <text:p>160</text:p>
          </table:table-cell>
          <table:table-cell table:formula="of:=([.B25]-[.B24])/([.A25]-[.A2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5])" office:value-type="float" office:value="5.24702407216049" calcext:value-type="float">
            <text:p>5.24702407216049</text:p>
          </table:table-cell>
          <table:table-cell table:formula="of:=LN([.C25])" office:value-type="float" office:value="1.38629436111989" calcext:value-type="float">
            <text:p>1.38629436111989</text:p>
          </table:table-cell>
          <table:table-cell/>
          <table:table-cell table:formula="of:=[.D25]*[.D25]" office:value-type="float" office:value="1" calcext:value-type="float">
            <text:p>1</text:p>
          </table:table-cell>
          <table:table-cell table:formula="of:=[.E25]*[.E25]" office:value-type="float" office:value="27.5312616138316" calcext:value-type="float">
            <text:p>27.5312616138316</text:p>
          </table:table-cell>
          <table:table-cell table:formula="of:=[.D25]*[.E25]" office:value-type="float" office:value="5.24702407216049" calcext:value-type="float">
            <text:p>5.24702407216049</text:p>
          </table:table-cell>
          <table:table-cell table:formula="of:=[.F25]*[.H25]" office:value-type="float" office:value="1.38629436111989" calcext:value-type="float">
            <text:p>1.38629436111989</text:p>
          </table:table-cell>
          <table:table-cell table:formula="of:=[.E25]*[.F25]" office:value-type="float" office:value="7.27391988389641" calcext:value-type="float">
            <text:p>7.27391988389641</text:p>
          </table:table-cell>
          <table:table-cell table:number-columns-repeated="7"/>
          <table:table-cell table:formula="of:=[.B25]*[.D25]" office:value-type="float" office:value="160" calcext:value-type="float">
            <text:p>160</text:p>
          </table:table-cell>
          <table:table-cell table:formula="of:=[.B25]*[.B25]" office:value-type="float" office:value="25600" calcext:value-type="float">
            <text:p>25600</text:p>
          </table:table-cell>
          <table:table-cell table:formula="of:=[.C25]*[.D25]" office:value-type="float" office:value="4" calcext:value-type="float">
            <text:p>4</text:p>
          </table:table-cell>
          <table:table-cell table:formula="of:=[.B25]*[.C25]" office:value-type="float" office:value="640" calcext:value-type="float">
            <text:p>640</text:p>
          </table:table-cell>
          <table:table-cell table:number-columns-repeated="7"/>
          <table:table-cell office:value-type="float" office:value="23" calcext:value-type="float">
            <text:p>23</text:p>
          </table:table-cell>
          <table:table-cell table:formula="of:=[.AF24]+EXP([.$R$6])*(350-[.AF24])^[.$R$7]" office:value-type="float" office:value="205.233568442082" calcext:value-type="float">
            <text:p>205.233568442082</text:p>
          </table:table-cell>
          <table:table-cell table:formula="of:=[.AG24]+[.$AC$6]+[.$AC$7]*[.AG24]" office:value-type="float" office:value="207.822135598607" calcext:value-type="float">
            <text:p>207.8221355986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formula="of:=([.B26]-[.B25])/([.A26]-[.A25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6])" office:value-type="float" office:value="5.23644196282995" calcext:value-type="float">
            <text:p>5.23644196282995</text:p>
          </table:table-cell>
          <table:table-cell table:formula="of:=LN([.C26])" office:value-type="float" office:value="1.38629436111989" calcext:value-type="float">
            <text:p>1.38629436111989</text:p>
          </table:table-cell>
          <table:table-cell/>
          <table:table-cell table:formula="of:=[.D26]*[.D26]" office:value-type="float" office:value="1" calcext:value-type="float">
            <text:p>1</text:p>
          </table:table-cell>
          <table:table-cell table:formula="of:=[.E26]*[.E26]" office:value-type="float" office:value="27.4203244300864" calcext:value-type="float">
            <text:p>27.4203244300864</text:p>
          </table:table-cell>
          <table:table-cell table:formula="of:=[.D26]*[.E26]" office:value-type="float" office:value="5.23644196282995" calcext:value-type="float">
            <text:p>5.23644196282995</text:p>
          </table:table-cell>
          <table:table-cell table:formula="of:=[.F26]*[.H26]" office:value-type="float" office:value="1.38629436111989" calcext:value-type="float">
            <text:p>1.38629436111989</text:p>
          </table:table-cell>
          <table:table-cell table:formula="of:=[.E26]*[.F26]" office:value-type="float" office:value="7.25924996540273" calcext:value-type="float">
            <text:p>7.25924996540273</text:p>
          </table:table-cell>
          <table:table-cell table:number-columns-repeated="7"/>
          <table:table-cell table:formula="of:=[.B26]*[.D26]" office:value-type="float" office:value="162" calcext:value-type="float">
            <text:p>162</text:p>
          </table:table-cell>
          <table:table-cell table:formula="of:=[.B26]*[.B26]" office:value-type="float" office:value="26244" calcext:value-type="float">
            <text:p>26244</text:p>
          </table:table-cell>
          <table:table-cell table:formula="of:=[.C26]*[.D26]" office:value-type="float" office:value="4" calcext:value-type="float">
            <text:p>4</text:p>
          </table:table-cell>
          <table:table-cell table:formula="of:=[.B26]*[.C26]" office:value-type="float" office:value="648" calcext:value-type="float">
            <text:p>648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formula="of:=[.AF25]+EXP([.$R$6])*(350-[.AF25])^[.$R$7]" office:value-type="float" office:value="207.832203822849" calcext:value-type="float">
            <text:p>207.832203822849</text:p>
          </table:table-cell>
          <table:table-cell table:formula="of:=[.AG25]+[.$AC$6]+[.$AC$7]*[.AG25]" office:value-type="float" office:value="210.09769979716" calcext:value-type="float">
            <text:p>210.09769979716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165" calcext:value-type="float">
            <text:p>165</text:p>
          </table:table-cell>
          <table:table-cell table:formula="of:=([.B27]-[.B26])/([.A27]-[.A26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27])" office:value-type="float" office:value="5.22035582507832" calcext:value-type="float">
            <text:p>5.22035582507832</text:p>
          </table:table-cell>
          <table:table-cell table:formula="of:=LN([.C27])" office:value-type="float" office:value="1.79175946922806" calcext:value-type="float">
            <text:p>1.79175946922806</text:p>
          </table:table-cell>
          <table:table-cell/>
          <table:table-cell table:formula="of:=[.D27]*[.D27]" office:value-type="float" office:value="1" calcext:value-type="float">
            <text:p>1</text:p>
          </table:table-cell>
          <table:table-cell table:formula="of:=[.E27]*[.E27]" office:value-type="float" office:value="27.2521149404292" calcext:value-type="float">
            <text:p>27.2521149404292</text:p>
          </table:table-cell>
          <table:table-cell table:formula="of:=[.D27]*[.E27]" office:value-type="float" office:value="5.22035582507832" calcext:value-type="float">
            <text:p>5.22035582507832</text:p>
          </table:table-cell>
          <table:table-cell table:formula="of:=[.F27]*[.H27]" office:value-type="float" office:value="1.79175946922806" calcext:value-type="float">
            <text:p>1.79175946922806</text:p>
          </table:table-cell>
          <table:table-cell table:formula="of:=[.E27]*[.F27]" office:value-type="float" office:value="9.35362198232392" calcext:value-type="float">
            <text:p>9.35362198232392</text:p>
          </table:table-cell>
          <table:table-cell table:number-columns-repeated="7"/>
          <table:table-cell table:formula="of:=[.B27]*[.D27]" office:value-type="float" office:value="165" calcext:value-type="float">
            <text:p>165</text:p>
          </table:table-cell>
          <table:table-cell table:formula="of:=[.B27]*[.B27]" office:value-type="float" office:value="27225" calcext:value-type="float">
            <text:p>27225</text:p>
          </table:table-cell>
          <table:table-cell table:formula="of:=[.C27]*[.D27]" office:value-type="float" office:value="6" calcext:value-type="float">
            <text:p>6</text:p>
          </table:table-cell>
          <table:table-cell table:formula="of:=[.B27]*[.C27]" office:value-type="float" office:value="990" calcext:value-type="float">
            <text:p>990</text:p>
          </table:table-cell>
          <table:table-cell table:number-columns-repeated="7"/>
          <table:table-cell office:value-type="float" office:value="25" calcext:value-type="float">
            <text:p>25</text:p>
          </table:table-cell>
          <table:table-cell table:formula="of:=[.AF26]+EXP([.$R$6])*(350-[.AF26])^[.$R$7]" office:value-type="float" office:value="210.319118047978" calcext:value-type="float">
            <text:p>210.319118047978</text:p>
          </table:table-cell>
          <table:table-cell table:formula="of:=[.AG26]+[.$AC$6]+[.$AC$7]*[.AG26]" office:value-type="float" office:value="212.216212252561" calcext:value-type="float">
            <text:p>212.2162122525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([.B28]-[.B27])/([.A28]-[.A2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8])" office:value-type="float" office:value="5.20948615284142" calcext:value-type="float">
            <text:p>5.20948615284142</text:p>
          </table:table-cell>
          <table:table-cell table:formula="of:=LN([.C28])" office:value-type="float" office:value="1.38629436111989" calcext:value-type="float">
            <text:p>1.38629436111989</text:p>
          </table:table-cell>
          <table:table-cell/>
          <table:table-cell table:formula="of:=[.D28]*[.D28]" office:value-type="float" office:value="1" calcext:value-type="float">
            <text:p>1</text:p>
          </table:table-cell>
          <table:table-cell table:formula="of:=[.E28]*[.E28]" office:value-type="float" office:value="27.1387459766465" calcext:value-type="float">
            <text:p>27.1387459766465</text:p>
          </table:table-cell>
          <table:table-cell table:formula="of:=[.D28]*[.E28]" office:value-type="float" office:value="5.20948615284142" calcext:value-type="float">
            <text:p>5.20948615284142</text:p>
          </table:table-cell>
          <table:table-cell table:formula="of:=[.F28]*[.H28]" office:value-type="float" office:value="1.38629436111989" calcext:value-type="float">
            <text:p>1.38629436111989</text:p>
          </table:table-cell>
          <table:table-cell table:formula="of:=[.E28]*[.F28]" office:value-type="float" office:value="7.22188127801622" calcext:value-type="float">
            <text:p>7.22188127801622</text:p>
          </table:table-cell>
          <table:table-cell table:number-columns-repeated="7"/>
          <table:table-cell table:formula="of:=[.B28]*[.D28]" office:value-type="float" office:value="167" calcext:value-type="float">
            <text:p>167</text:p>
          </table:table-cell>
          <table:table-cell table:formula="of:=[.B28]*[.B28]" office:value-type="float" office:value="27889" calcext:value-type="float">
            <text:p>27889</text:p>
          </table:table-cell>
          <table:table-cell table:formula="of:=[.C28]*[.D28]" office:value-type="float" office:value="4" calcext:value-type="float">
            <text:p>4</text:p>
          </table:table-cell>
          <table:table-cell table:formula="of:=[.B28]*[.C28]" office:value-type="float" office:value="668" calcext:value-type="float">
            <text:p>668</text:p>
          </table:table-cell>
          <table:table-cell table:number-columns-repeated="7"/>
          <table:table-cell office:value-type="float" office:value="26" calcext:value-type="float">
            <text:p>26</text:p>
          </table:table-cell>
          <table:table-cell table:formula="of:=[.AF27]+EXP([.$R$6])*(350-[.AF27])^[.$R$7]" office:value-type="float" office:value="212.701806338621" calcext:value-type="float">
            <text:p>212.701806338621</text:p>
          </table:table-cell>
          <table:table-cell table:formula="of:=[.AG27]+[.$AC$6]+[.$AC$7]*[.AG27]" office:value-type="float" office:value="214.188512144843" calcext:value-type="float">
            <text:p>214.188512144843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169" calcext:value-type="float">
            <text:p>169</text:p>
          </table:table-cell>
          <table:table-cell table:formula="of:=([.B29]-[.B28])/([.A29]-[.A2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29])" office:value-type="float" office:value="5.19849703126583" calcext:value-type="float">
            <text:p>5.19849703126583</text:p>
          </table:table-cell>
          <table:table-cell table:formula="of:=LN([.C29])" office:value-type="float" office:value="1.38629436111989" calcext:value-type="float">
            <text:p>1.38629436111989</text:p>
          </table:table-cell>
          <table:table-cell/>
          <table:table-cell table:formula="of:=[.D29]*[.D29]" office:value-type="float" office:value="1" calcext:value-type="float">
            <text:p>1</text:p>
          </table:table-cell>
          <table:table-cell table:formula="of:=[.E29]*[.E29]" office:value-type="float" office:value="27.0243713840796" calcext:value-type="float">
            <text:p>27.0243713840796</text:p>
          </table:table-cell>
          <table:table-cell table:formula="of:=[.D29]*[.E29]" office:value-type="float" office:value="5.19849703126583" calcext:value-type="float">
            <text:p>5.19849703126583</text:p>
          </table:table-cell>
          <table:table-cell table:formula="of:=[.F29]*[.H29]" office:value-type="float" office:value="1.38629436111989" calcext:value-type="float">
            <text:p>1.38629436111989</text:p>
          </table:table-cell>
          <table:table-cell table:formula="of:=[.E29]*[.F29]" office:value-type="float" office:value="7.20664712074231" calcext:value-type="float">
            <text:p>7.20664712074231</text:p>
          </table:table-cell>
          <table:table-cell table:number-columns-repeated="7"/>
          <table:table-cell table:formula="of:=[.B29]*[.D29]" office:value-type="float" office:value="169" calcext:value-type="float">
            <text:p>169</text:p>
          </table:table-cell>
          <table:table-cell table:formula="of:=[.B29]*[.B29]" office:value-type="float" office:value="28561" calcext:value-type="float">
            <text:p>28561</text:p>
          </table:table-cell>
          <table:table-cell table:formula="of:=[.C29]*[.D29]" office:value-type="float" office:value="4" calcext:value-type="float">
            <text:p>4</text:p>
          </table:table-cell>
          <table:table-cell table:formula="of:=[.B29]*[.C29]" office:value-type="float" office:value="676" calcext:value-type="float">
            <text:p>676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table:formula="of:=([.B30]-[.B29])/([.A30]-[.A29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0])" office:value-type="float" office:value="5.18738580584076" calcext:value-type="float">
            <text:p>5.18738580584076</text:p>
          </table:table-cell>
          <table:table-cell table:formula="of:=LN([.C30])" office:value-type="float" office:value="1.38629436111989" calcext:value-type="float">
            <text:p>1.38629436111989</text:p>
          </table:table-cell>
          <table:table-cell/>
          <table:table-cell table:formula="of:=[.D30]*[.D30]" office:value-type="float" office:value="1" calcext:value-type="float">
            <text:p>1</text:p>
          </table:table-cell>
          <table:table-cell table:formula="of:=[.E30]*[.E30]" office:value-type="float" office:value="26.9089714986381" calcext:value-type="float">
            <text:p>26.9089714986381</text:p>
          </table:table-cell>
          <table:table-cell table:formula="of:=[.D30]*[.E30]" office:value-type="float" office:value="5.18738580584076" calcext:value-type="float">
            <text:p>5.18738580584076</text:p>
          </table:table-cell>
          <table:table-cell table:formula="of:=[.F30]*[.H30]" office:value-type="float" office:value="1.38629436111989" calcext:value-type="float">
            <text:p>1.38629436111989</text:p>
          </table:table-cell>
          <table:table-cell table:formula="of:=[.E30]*[.F30]" office:value-type="float" office:value="7.1912436915904" calcext:value-type="float">
            <text:p>7.1912436915904</text:p>
          </table:table-cell>
          <table:table-cell table:number-columns-repeated="7"/>
          <table:table-cell table:formula="of:=[.B30]*[.D30]" office:value-type="float" office:value="171" calcext:value-type="float">
            <text:p>171</text:p>
          </table:table-cell>
          <table:table-cell table:formula="of:=[.B30]*[.B30]" office:value-type="float" office:value="29241" calcext:value-type="float">
            <text:p>29241</text:p>
          </table:table-cell>
          <table:table-cell table:formula="of:=[.C30]*[.D30]" office:value-type="float" office:value="4" calcext:value-type="float">
            <text:p>4</text:p>
          </table:table-cell>
          <table:table-cell table:formula="of:=[.B30]*[.C30]" office:value-type="float" office:value="684" calcext:value-type="float">
            <text:p>684</text:p>
          </table:table-cell>
          <table:table-cell table:number-columns-repeated="10"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174" calcext:value-type="float">
            <text:p>174</text:p>
          </table:table-cell>
          <table:table-cell table:formula="of:=([.B31]-[.B30])/([.A31]-[.A30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1])" office:value-type="float" office:value="5.17048399503815" calcext:value-type="float">
            <text:p>5.17048399503815</text:p>
          </table:table-cell>
          <table:table-cell table:formula="of:=LN([.C31])" office:value-type="float" office:value="1.79175946922806" calcext:value-type="float">
            <text:p>1.79175946922806</text:p>
          </table:table-cell>
          <table:table-cell/>
          <table:table-cell table:formula="of:=[.D31]*[.D31]" office:value-type="float" office:value="1" calcext:value-type="float">
            <text:p>1</text:p>
          </table:table-cell>
          <table:table-cell table:formula="of:=[.E31]*[.E31]" office:value-type="float" office:value="26.7339047429457" calcext:value-type="float">
            <text:p>26.7339047429457</text:p>
          </table:table-cell>
          <table:table-cell table:formula="of:=[.D31]*[.E31]" office:value-type="float" office:value="5.17048399503815" calcext:value-type="float">
            <text:p>5.17048399503815</text:p>
          </table:table-cell>
          <table:table-cell table:formula="of:=[.F31]*[.H31]" office:value-type="float" office:value="1.79175946922806" calcext:value-type="float">
            <text:p>1.79175946922806</text:p>
          </table:table-cell>
          <table:table-cell table:formula="of:=[.E31]*[.F31]" office:value-type="float" office:value="9.26426365860171" calcext:value-type="float">
            <text:p>9.26426365860171</text:p>
          </table:table-cell>
          <table:table-cell table:number-columns-repeated="7"/>
          <table:table-cell table:formula="of:=[.B31]*[.D31]" office:value-type="float" office:value="174" calcext:value-type="float">
            <text:p>174</text:p>
          </table:table-cell>
          <table:table-cell table:formula="of:=[.B31]*[.B31]" office:value-type="float" office:value="30276" calcext:value-type="float">
            <text:p>30276</text:p>
          </table:table-cell>
          <table:table-cell table:formula="of:=[.C31]*[.D31]" office:value-type="float" office:value="6" calcext:value-type="float">
            <text:p>6</text:p>
          </table:table-cell>
          <table:table-cell table:formula="of:=[.B31]*[.C31]" office:value-type="float" office:value="1044" calcext:value-type="float">
            <text:p>104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([.B32]-[.B31])/([.A32]-[.A31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2])" office:value-type="float" office:value="5.15905529921453" calcext:value-type="float">
            <text:p>5.15905529921453</text:p>
          </table:table-cell>
          <table:table-cell table:formula="of:=LN([.C32])" office:value-type="float" office:value="1.38629436111989" calcext:value-type="float">
            <text:p>1.38629436111989</text:p>
          </table:table-cell>
          <table:table-cell/>
          <table:table-cell table:formula="of:=[.D32]*[.D32]" office:value-type="float" office:value="1" calcext:value-type="float">
            <text:p>1</text:p>
          </table:table-cell>
          <table:table-cell table:formula="of:=[.E32]*[.E32]" office:value-type="float" office:value="26.6158515803535" calcext:value-type="float">
            <text:p>26.6158515803535</text:p>
          </table:table-cell>
          <table:table-cell table:formula="of:=[.D32]*[.E32]" office:value-type="float" office:value="5.15905529921453" calcext:value-type="float">
            <text:p>5.15905529921453</text:p>
          </table:table-cell>
          <table:table-cell table:formula="of:=[.F32]*[.H32]" office:value-type="float" office:value="1.38629436111989" calcext:value-type="float">
            <text:p>1.38629436111989</text:p>
          </table:table-cell>
          <table:table-cell table:formula="of:=[.E32]*[.F32]" office:value-type="float" office:value="7.15196927000679" calcext:value-type="float">
            <text:p>7.15196927000679</text:p>
          </table:table-cell>
          <table:table-cell table:number-columns-repeated="7"/>
          <table:table-cell table:formula="of:=[.B32]*[.D32]" office:value-type="float" office:value="176" calcext:value-type="float">
            <text:p>176</text:p>
          </table:table-cell>
          <table:table-cell table:formula="of:=[.B32]*[.B32]" office:value-type="float" office:value="30976" calcext:value-type="float">
            <text:p>30976</text:p>
          </table:table-cell>
          <table:table-cell table:formula="of:=[.C32]*[.D32]" office:value-type="float" office:value="4" calcext:value-type="float">
            <text:p>4</text:p>
          </table:table-cell>
          <table:table-cell table:formula="of:=[.B32]*[.C32]" office:value-type="float" office:value="704" calcext:value-type="float">
            <text:p>704</text:p>
          </table:table-cell>
          <table:table-cell table:number-columns-repeated="10"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180" calcext:value-type="float">
            <text:p>180</text:p>
          </table:table-cell>
          <table:table-cell table:formula="of:=([.B33]-[.B32])/([.A33]-[.A32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3])" office:value-type="float" office:value="5.13579843705026" calcext:value-type="float">
            <text:p>5.13579843705026</text:p>
          </table:table-cell>
          <table:table-cell table:formula="of:=LN([.C33])" office:value-type="float" office:value="2.07944154167984" calcext:value-type="float">
            <text:p>2.07944154167984</text:p>
          </table:table-cell>
          <table:table-cell/>
          <table:table-cell table:formula="of:=[.D33]*[.D33]" office:value-type="float" office:value="1" calcext:value-type="float">
            <text:p>1</text:p>
          </table:table-cell>
          <table:table-cell table:formula="of:=[.E33]*[.E33]" office:value-type="float" office:value="26.3764255860079" calcext:value-type="float">
            <text:p>26.3764255860079</text:p>
          </table:table-cell>
          <table:table-cell table:formula="of:=[.D33]*[.E33]" office:value-type="float" office:value="5.13579843705026" calcext:value-type="float">
            <text:p>5.13579843705026</text:p>
          </table:table-cell>
          <table:table-cell table:formula="of:=[.F33]*[.H33]" office:value-type="float" office:value="2.07944154167984" calcext:value-type="float">
            <text:p>2.07944154167984</text:p>
          </table:table-cell>
          <table:table-cell table:formula="of:=[.E33]*[.F33]" office:value-type="float" office:value="10.6795926196967" calcext:value-type="float">
            <text:p>10.6795926196967</text:p>
          </table:table-cell>
          <table:table-cell table:number-columns-repeated="7"/>
          <table:table-cell table:formula="of:=[.B33]*[.D33]" office:value-type="float" office:value="180" calcext:value-type="float">
            <text:p>180</text:p>
          </table:table-cell>
          <table:table-cell table:formula="of:=[.B33]*[.B33]" office:value-type="float" office:value="32400" calcext:value-type="float">
            <text:p>32400</text:p>
          </table:table-cell>
          <table:table-cell table:formula="of:=[.C33]*[.D33]" office:value-type="float" office:value="8" calcext:value-type="float">
            <text:p>8</text:p>
          </table:table-cell>
          <table:table-cell table:formula="of:=[.B33]*[.C33]" office:value-type="float" office:value="1440" calcext:value-type="float">
            <text:p>144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formula="of:=([.B34]-[.B33])/([.A34]-[.A33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LN(350-[.B34])" office:value-type="float" office:value="5.11799381241676" calcext:value-type="float">
            <text:p>5.11799381241676</text:p>
          </table:table-cell>
          <table:table-cell table:formula="of:=LN([.C34])" office:value-type="float" office:value="1.79175946922806" calcext:value-type="float">
            <text:p>1.79175946922806</text:p>
          </table:table-cell>
          <table:table-cell/>
          <table:table-cell table:formula="of:=[.D34]*[.D34]" office:value-type="float" office:value="1" calcext:value-type="float">
            <text:p>1</text:p>
          </table:table-cell>
          <table:table-cell table:formula="of:=[.E34]*[.E34]" office:value-type="float" office:value="26.1938606639362" calcext:value-type="float">
            <text:p>26.1938606639362</text:p>
          </table:table-cell>
          <table:table-cell table:formula="of:=[.D34]*[.E34]" office:value-type="float" office:value="5.11799381241676" calcext:value-type="float">
            <text:p>5.11799381241676</text:p>
          </table:table-cell>
          <table:table-cell table:formula="of:=[.F34]*[.H34]" office:value-type="float" office:value="1.79175946922806" calcext:value-type="float">
            <text:p>1.79175946922806</text:p>
          </table:table-cell>
          <table:table-cell table:formula="of:=[.E34]*[.F34]" office:value-type="float" office:value="9.17021387684832" calcext:value-type="float">
            <text:p>9.17021387684832</text:p>
          </table:table-cell>
          <table:table-cell table:number-columns-repeated="7"/>
          <table:table-cell table:formula="of:=[.B34]*[.D34]" office:value-type="float" office:value="183" calcext:value-type="float">
            <text:p>183</text:p>
          </table:table-cell>
          <table:table-cell table:formula="of:=[.B34]*[.B34]" office:value-type="float" office:value="33489" calcext:value-type="float">
            <text:p>33489</text:p>
          </table:table-cell>
          <table:table-cell table:formula="of:=[.C34]*[.D34]" office:value-type="float" office:value="6" calcext:value-type="float">
            <text:p>6</text:p>
          </table:table-cell>
          <table:table-cell table:formula="of:=[.B34]*[.C34]" office:value-type="float" office:value="1098" calcext:value-type="float">
            <text:p>1098</text:p>
          </table:table-cell>
          <table:table-cell table:number-columns-repeated="10"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185" calcext:value-type="float">
            <text:p>185</text:p>
          </table:table-cell>
          <table:table-cell table:formula="of:=([.B35]-[.B34])/([.A35]-[.A34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5])" office:value-type="float" office:value="5.10594547390058" calcext:value-type="float">
            <text:p>5.10594547390058</text:p>
          </table:table-cell>
          <table:table-cell table:formula="of:=LN([.C35])" office:value-type="float" office:value="1.38629436111989" calcext:value-type="float">
            <text:p>1.38629436111989</text:p>
          </table:table-cell>
          <table:table-cell/>
          <table:table-cell table:formula="of:=[.D35]*[.D35]" office:value-type="float" office:value="1" calcext:value-type="float">
            <text:p>1</text:p>
          </table:table-cell>
          <table:table-cell table:formula="of:=[.E35]*[.E35]" office:value-type="float" office:value="26.0706791824458" calcext:value-type="float">
            <text:p>26.0706791824458</text:p>
          </table:table-cell>
          <table:table-cell table:formula="of:=[.D35]*[.E35]" office:value-type="float" office:value="5.10594547390058" calcext:value-type="float">
            <text:p>5.10594547390058</text:p>
          </table:table-cell>
          <table:table-cell table:formula="of:=[.F35]*[.H35]" office:value-type="float" office:value="1.38629436111989" calcext:value-type="float">
            <text:p>1.38629436111989</text:p>
          </table:table-cell>
          <table:table-cell table:formula="of:=[.E35]*[.F35]" office:value-type="float" office:value="7.078343418654" calcext:value-type="float">
            <text:p>7.078343418654</text:p>
          </table:table-cell>
          <table:table-cell table:number-columns-repeated="7"/>
          <table:table-cell table:formula="of:=[.B35]*[.D35]" office:value-type="float" office:value="185" calcext:value-type="float">
            <text:p>185</text:p>
          </table:table-cell>
          <table:table-cell table:formula="of:=[.B35]*[.B35]" office:value-type="float" office:value="34225" calcext:value-type="float">
            <text:p>34225</text:p>
          </table:table-cell>
          <table:table-cell table:formula="of:=[.C35]*[.D35]" office:value-type="float" office:value="4" calcext:value-type="float">
            <text:p>4</text:p>
          </table:table-cell>
          <table:table-cell table:formula="of:=[.B35]*[.C35]" office:value-type="float" office:value="740" calcext:value-type="float">
            <text:p>74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([.B36]-[.B35])/([.A36]-[.A35]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LN(350-[.B36])" office:value-type="float" office:value="5.08140436498446" calcext:value-type="float">
            <text:p>5.08140436498446</text:p>
          </table:table-cell>
          <table:table-cell table:formula="of:=LN([.C36])" office:value-type="float" office:value="2.07944154167984" calcext:value-type="float">
            <text:p>2.07944154167984</text:p>
          </table:table-cell>
          <table:table-cell/>
          <table:table-cell table:formula="of:=[.D36]*[.D36]" office:value-type="float" office:value="1" calcext:value-type="float">
            <text:p>1</text:p>
          </table:table-cell>
          <table:table-cell table:formula="of:=[.E36]*[.E36]" office:value-type="float" office:value="25.8206703204832" calcext:value-type="float">
            <text:p>25.8206703204832</text:p>
          </table:table-cell>
          <table:table-cell table:formula="of:=[.D36]*[.E36]" office:value-type="float" office:value="5.08140436498446" calcext:value-type="float">
            <text:p>5.08140436498446</text:p>
          </table:table-cell>
          <table:table-cell table:formula="of:=[.F36]*[.H36]" office:value-type="float" office:value="2.07944154167984" calcext:value-type="float">
            <text:p>2.07944154167984</text:p>
          </table:table-cell>
          <table:table-cell table:formula="of:=[.E36]*[.F36]" office:value-type="float" office:value="10.5664833266219" calcext:value-type="float">
            <text:p>10.5664833266219</text:p>
          </table:table-cell>
          <table:table-cell table:number-columns-repeated="7"/>
          <table:table-cell table:formula="of:=[.B36]*[.D36]" office:value-type="float" office:value="189" calcext:value-type="float">
            <text:p>189</text:p>
          </table:table-cell>
          <table:table-cell table:formula="of:=[.B36]*[.B36]" office:value-type="float" office:value="35721" calcext:value-type="float">
            <text:p>35721</text:p>
          </table:table-cell>
          <table:table-cell table:formula="of:=[.C36]*[.D36]" office:value-type="float" office:value="8" calcext:value-type="float">
            <text:p>8</text:p>
          </table:table-cell>
          <table:table-cell table:formula="of:=[.B36]*[.C36]" office:value-type="float" office:value="1512" calcext:value-type="float">
            <text:p>1512</text:p>
          </table:table-cell>
          <table:table-cell table:number-columns-repeated="10"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190" calcext:value-type="float">
            <text:p>190</text:p>
          </table:table-cell>
          <table:table-cell table:formula="of:=([.B37]-[.B36])/([.A37]-[.A36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37])" office:value-type="float" office:value="5.07517381523383" calcext:value-type="float">
            <text:p>5.07517381523383</text:p>
          </table:table-cell>
          <table:table-cell table:formula="of:=LN([.C37])" office:value-type="float" office:value="0.693147180559945" calcext:value-type="float">
            <text:p>0.693147180559945</text:p>
          </table:table-cell>
          <table:table-cell/>
          <table:table-cell table:formula="of:=[.D37]*[.D37]" office:value-type="float" office:value="1" calcext:value-type="float">
            <text:p>1</text:p>
          </table:table-cell>
          <table:table-cell table:formula="of:=[.E37]*[.E37]" office:value-type="float" office:value="25.7573892548351" calcext:value-type="float">
            <text:p>25.7573892548351</text:p>
          </table:table-cell>
          <table:table-cell table:formula="of:=[.D37]*[.E37]" office:value-type="float" office:value="5.07517381523383" calcext:value-type="float">
            <text:p>5.07517381523383</text:p>
          </table:table-cell>
          <table:table-cell table:formula="of:=[.F37]*[.H37]" office:value-type="float" office:value="0.693147180559945" calcext:value-type="float">
            <text:p>0.693147180559945</text:p>
          </table:table-cell>
          <table:table-cell table:formula="of:=[.E37]*[.F37]" office:value-type="float" office:value="3.51784242088099" calcext:value-type="float">
            <text:p>3.51784242088099</text:p>
          </table:table-cell>
          <table:table-cell table:number-columns-repeated="7"/>
          <table:table-cell table:formula="of:=[.B37]*[.D37]" office:value-type="float" office:value="190" calcext:value-type="float">
            <text:p>190</text:p>
          </table:table-cell>
          <table:table-cell table:formula="of:=[.B37]*[.B37]" office:value-type="float" office:value="36100" calcext:value-type="float">
            <text:p>36100</text:p>
          </table:table-cell>
          <table:table-cell table:formula="of:=[.C37]*[.D37]" office:value-type="float" office:value="2" calcext:value-type="float">
            <text:p>2</text:p>
          </table:table-cell>
          <table:table-cell table:formula="of:=[.B37]*[.C37]" office:value-type="float" office:value="380" calcext:value-type="float">
            <text:p>3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([.B38]-[.B37])/([.A38]-[.A37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8])" office:value-type="float" office:value="5.06259503302697" calcext:value-type="float">
            <text:p>5.06259503302697</text:p>
          </table:table-cell>
          <table:table-cell table:formula="of:=LN([.C38])" office:value-type="float" office:value="1.38629436111989" calcext:value-type="float">
            <text:p>1.38629436111989</text:p>
          </table:table-cell>
          <table:table-cell/>
          <table:table-cell table:formula="of:=[.D38]*[.D38]" office:value-type="float" office:value="1" calcext:value-type="float">
            <text:p>1</text:p>
          </table:table-cell>
          <table:table-cell table:formula="of:=[.E38]*[.E38]" office:value-type="float" office:value="25.6298684684293" calcext:value-type="float">
            <text:p>25.6298684684293</text:p>
          </table:table-cell>
          <table:table-cell table:formula="of:=[.D38]*[.E38]" office:value-type="float" office:value="5.06259503302697" calcext:value-type="float">
            <text:p>5.06259503302697</text:p>
          </table:table-cell>
          <table:table-cell table:formula="of:=[.F38]*[.H38]" office:value-type="float" office:value="1.38629436111989" calcext:value-type="float">
            <text:p>1.38629436111989</text:p>
          </table:table-cell>
          <table:table-cell table:formula="of:=[.E38]*[.F38]" office:value-type="float" office:value="7.01824694691885" calcext:value-type="float">
            <text:p>7.01824694691885</text:p>
          </table:table-cell>
          <table:table-cell table:number-columns-repeated="7"/>
          <table:table-cell table:formula="of:=[.B38]*[.D38]" office:value-type="float" office:value="192" calcext:value-type="float">
            <text:p>192</text:p>
          </table:table-cell>
          <table:table-cell table:formula="of:=[.B38]*[.B38]" office:value-type="float" office:value="36864" calcext:value-type="float">
            <text:p>36864</text:p>
          </table:table-cell>
          <table:table-cell table:formula="of:=[.C38]*[.D38]" office:value-type="float" office:value="4" calcext:value-type="float">
            <text:p>4</text:p>
          </table:table-cell>
          <table:table-cell table:formula="of:=[.B38]*[.C38]" office:value-type="float" office:value="768" calcext:value-type="float">
            <text:p>768</text:p>
          </table:table-cell>
          <table:table-cell table:number-columns-repeated="10"/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194" calcext:value-type="float">
            <text:p>194</text:p>
          </table:table-cell>
          <table:table-cell table:formula="of:=([.B39]-[.B38])/([.A39]-[.A38]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LN(350-[.B39])" office:value-type="float" office:value="5.04985600724954" calcext:value-type="float">
            <text:p>5.04985600724954</text:p>
          </table:table-cell>
          <table:table-cell table:formula="of:=LN([.C39])" office:value-type="float" office:value="1.38629436111989" calcext:value-type="float">
            <text:p>1.38629436111989</text:p>
          </table:table-cell>
          <table:table-cell/>
          <table:table-cell table:formula="of:=[.D39]*[.D39]" office:value-type="float" office:value="1" calcext:value-type="float">
            <text:p>1</text:p>
          </table:table-cell>
          <table:table-cell table:formula="of:=[.E39]*[.E39]" office:value-type="float" office:value="25.5010456939542" calcext:value-type="float">
            <text:p>25.5010456939542</text:p>
          </table:table-cell>
          <table:table-cell table:formula="of:=[.D39]*[.E39]" office:value-type="float" office:value="5.04985600724954" calcext:value-type="float">
            <text:p>5.04985600724954</text:p>
          </table:table-cell>
          <table:table-cell table:formula="of:=[.F39]*[.H39]" office:value-type="float" office:value="1.38629436111989" calcext:value-type="float">
            <text:p>1.38629436111989</text:p>
          </table:table-cell>
          <table:table-cell table:formula="of:=[.E39]*[.F39]" office:value-type="float" office:value="7.00058690731744" calcext:value-type="float">
            <text:p>7.00058690731744</text:p>
          </table:table-cell>
          <table:table-cell table:number-columns-repeated="7"/>
          <table:table-cell table:formula="of:=[.B39]*[.D39]" office:value-type="float" office:value="194" calcext:value-type="float">
            <text:p>194</text:p>
          </table:table-cell>
          <table:table-cell table:formula="of:=[.B39]*[.B39]" office:value-type="float" office:value="37636" calcext:value-type="float">
            <text:p>37636</text:p>
          </table:table-cell>
          <table:table-cell table:formula="of:=[.C39]*[.D39]" office:value-type="float" office:value="4" calcext:value-type="float">
            <text:p>4</text:p>
          </table:table-cell>
          <table:table-cell table:formula="of:=[.B39]*[.C39]" office:value-type="float" office:value="776" calcext:value-type="float">
            <text:p>776</text:p>
          </table:table-cell>
          <table:table-cell table:number-columns-repeated="10"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196" calcext:value-type="float">
            <text:p>196</text:p>
          </table:table-cell>
          <table:table-cell table:formula="of:=([.B40]-[.B39])/([.A40]-[.A39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0])" office:value-type="float" office:value="5.03695260241363" calcext:value-type="float">
            <text:p>5.03695260241363</text:p>
          </table:table-cell>
          <table:table-cell table:formula="of:=LN([.C40])" office:value-type="float" office:value="0.693147180559945" calcext:value-type="float">
            <text:p>0.693147180559945</text:p>
          </table:table-cell>
          <table:table-cell/>
          <table:table-cell table:formula="of:=[.D40]*[.D40]" office:value-type="float" office:value="1" calcext:value-type="float">
            <text:p>1</text:p>
          </table:table-cell>
          <table:table-cell table:formula="of:=[.E40]*[.E40]" office:value-type="float" office:value="25.3708915189614" calcext:value-type="float">
            <text:p>25.3708915189614</text:p>
          </table:table-cell>
          <table:table-cell table:formula="of:=[.D40]*[.E40]" office:value-type="float" office:value="5.03695260241363" calcext:value-type="float">
            <text:p>5.03695260241363</text:p>
          </table:table-cell>
          <table:table-cell table:formula="of:=[.F40]*[.H40]" office:value-type="float" office:value="0.693147180559945" calcext:value-type="float">
            <text:p>0.693147180559945</text:p>
          </table:table-cell>
          <table:table-cell table:formula="of:=[.E40]*[.F40]" office:value-type="float" office:value="3.49134949497709" calcext:value-type="float">
            <text:p>3.49134949497709</text:p>
          </table:table-cell>
          <table:table-cell table:number-columns-repeated="7"/>
          <table:table-cell table:formula="of:=[.B40]*[.D40]" office:value-type="float" office:value="196" calcext:value-type="float">
            <text:p>196</text:p>
          </table:table-cell>
          <table:table-cell table:formula="of:=[.B40]*[.B40]" office:value-type="float" office:value="38416" calcext:value-type="float">
            <text:p>38416</text:p>
          </table:table-cell>
          <table:table-cell table:formula="of:=[.C40]*[.D40]" office:value-type="float" office:value="2" calcext:value-type="float">
            <text:p>2</text:p>
          </table:table-cell>
          <table:table-cell table:formula="of:=[.B40]*[.C40]" office:value-type="float" office:value="392" calcext:value-type="float">
            <text:p>392</text:p>
          </table:table-cell>
          <table:table-cell table:number-columns-repeated="10"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198" calcext:value-type="float">
            <text:p>198</text:p>
          </table:table-cell>
          <table:table-cell table:formula="of:=([.B41]-[.B40])/([.A41]-[.A40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LN(350-[.B41])" office:value-type="float" office:value="5.02388052084628" calcext:value-type="float">
            <text:p>5.02388052084628</text:p>
          </table:table-cell>
          <table:table-cell table:formula="of:=LN([.C41])" office:value-type="float" office:value="0.693147180559945" calcext:value-type="float">
            <text:p>0.693147180559945</text:p>
          </table:table-cell>
          <table:table-cell/>
          <table:table-cell table:formula="of:=[.D41]*[.D41]" office:value-type="float" office:value="1" calcext:value-type="float">
            <text:p>1</text:p>
          </table:table-cell>
          <table:table-cell table:formula="of:=[.E41]*[.E41]" office:value-type="float" office:value="25.2393754877387" calcext:value-type="float">
            <text:p>25.2393754877387</text:p>
          </table:table-cell>
          <table:table-cell table:formula="of:=[.D41]*[.E41]" office:value-type="float" office:value="5.02388052084628" calcext:value-type="float">
            <text:p>5.02388052084628</text:p>
          </table:table-cell>
          <table:table-cell table:formula="of:=[.F41]*[.H41]" office:value-type="float" office:value="0.693147180559945" calcext:value-type="float">
            <text:p>0.693147180559945</text:p>
          </table:table-cell>
          <table:table-cell table:formula="of:=[.E41]*[.F41]" office:value-type="float" office:value="3.48228861849463" calcext:value-type="float">
            <text:p>3.48228861849463</text:p>
          </table:table-cell>
          <table:table-cell table:number-columns-repeated="7"/>
          <table:table-cell table:formula="of:=[.B41]*[.D41]" office:value-type="float" office:value="198" calcext:value-type="float">
            <text:p>198</text:p>
          </table:table-cell>
          <table:table-cell table:formula="of:=[.B41]*[.B41]" office:value-type="float" office:value="39204" calcext:value-type="float">
            <text:p>39204</text:p>
          </table:table-cell>
          <table:table-cell table:formula="of:=[.C41]*[.D41]" office:value-type="float" office:value="2" calcext:value-type="float">
            <text:p>2</text:p>
          </table:table-cell>
          <table:table-cell table:formula="of:=[.B41]*[.C41]" office:value-type="float" office:value="396" calcext:value-type="float">
            <text:p>396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formula="of:=([.B42]-[.B41])/([.A42]-[.A41])" office:value-type="float" office:value="1.27272727272727" calcext:value-type="float">
            <text:p>1.27272727272727</text:p>
          </table:table-cell>
          <table:table-cell office:value-type="float" office:value="1" calcext:value-type="float">
            <text:p>1</text:p>
          </table:table-cell>
          <table:table-cell table:formula="of:=LN(350-[.B42])" office:value-type="float" office:value="4.97673374242057" calcext:value-type="float">
            <text:p>4.97673374242057</text:p>
          </table:table-cell>
          <table:table-cell table:formula="of:=LN([.C42])" office:value-type="float" office:value="0.241162056816888" calcext:value-type="float">
            <text:p>0.241162056816888</text:p>
          </table:table-cell>
          <table:table-cell/>
          <table:table-cell table:formula="of:=[.D42]*[.D42]" office:value-type="float" office:value="1" calcext:value-type="float">
            <text:p>1</text:p>
          </table:table-cell>
          <table:table-cell table:formula="of:=[.E42]*[.E42]" office:value-type="float" office:value="24.7678787429475" calcext:value-type="float">
            <text:p>24.7678787429475</text:p>
          </table:table-cell>
          <table:table-cell table:formula="of:=[.D42]*[.E42]" office:value-type="float" office:value="4.97673374242057" calcext:value-type="float">
            <text:p>4.97673374242057</text:p>
          </table:table-cell>
          <table:table-cell table:formula="of:=[.F42]*[.H42]" office:value-type="float" office:value="0.241162056816888" calcext:value-type="float">
            <text:p>0.241162056816888</text:p>
          </table:table-cell>
          <table:table-cell table:formula="of:=[.E42]*[.F42]" office:value-type="float" office:value="1.20019934555215" calcext:value-type="float">
            <text:p>1.20019934555215</text:p>
          </table:table-cell>
          <table:table-cell table:number-columns-repeated="7"/>
          <table:table-cell table:formula="of:=[.B42]*[.D42]" office:value-type="float" office:value="205" calcext:value-type="float">
            <text:p>205</text:p>
          </table:table-cell>
          <table:table-cell table:formula="of:=[.B42]*[.B42]" office:value-type="float" office:value="42025" calcext:value-type="float">
            <text:p>42025</text:p>
          </table:table-cell>
          <table:table-cell table:formula="of:=[.C42]*[.D42]" office:value-type="float" office:value="1.27272727272727" calcext:value-type="float">
            <text:p>1.27272727272727</text:p>
          </table:table-cell>
          <table:table-cell table:formula="of:=[.B42]*[.C42]" office:value-type="float" office:value="260.909090909091" calcext:value-type="float">
            <text:p>260.909090909091</text:p>
          </table:table-cell>
          <table:table-cell table:number-columns-repeated="1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table:formula="of:=SUM([.H3:.H42])" office:value-type="float" office:value="40" calcext:value-type="float">
            <text:p>40</text:p>
          </table:table-cell>
          <table:table-cell table:formula="of:=SUM([.I3:.I42])" office:value-type="float" office:value="1119.62787852095" calcext:value-type="float">
            <text:p>1119.62787852095</text:p>
          </table:table-cell>
          <table:table-cell table:formula="of:=SUM([.J3:.J42])" office:value-type="float" office:value="211.509866954071" calcext:value-type="float">
            <text:p>211.509866954071</text:p>
          </table:table-cell>
          <table:table-cell table:formula="of:=SUM([.K3:.K42])" office:value-type="float" office:value="68.536714489594" calcext:value-type="float">
            <text:p>68.536714489594</text:p>
          </table:table-cell>
          <table:table-cell table:formula="of:=SUM([.L3:.L42])" office:value-type="float" office:value="365.357924607162" calcext:value-type="float">
            <text:p>365.357924607162</text:p>
          </table:table-cell>
          <table:table-cell table:number-columns-repeated="7"/>
          <table:table-cell table:formula="of:=SUM([.T3:.T42])" office:value-type="float" office:value="5962" calcext:value-type="float">
            <text:p>5962</text:p>
          </table:table-cell>
          <table:table-cell table:formula="of:=SUM([.U3:.U42])" office:value-type="float" office:value="938934" calcext:value-type="float">
            <text:p>938934</text:p>
          </table:table-cell>
          <table:table-cell table:formula="of:=SUM([.V3:.V42])" office:value-type="float" office:value="253.272727272727" calcext:value-type="float">
            <text:p>253.272727272727</text:p>
          </table:table-cell>
          <table:table-cell table:formula="of:=SUM([.W3:.W42])" office:value-type="float" office:value="34278.9090909091" calcext:value-type="float">
            <text:p>34278.9090909091</text:p>
          </table:table-cell>
          <table:table-cell table:number-columns-repeated="10"/>
        </table:table-row>
      </table:table>
      <table:table table:name="Brownies-by-minute" table:style-name="ta1">
        <table:shapes>
          <draw:frame draw:z-index="0" draw:style-name="gr1" draw:text-style-name="P1" svg:width="6.2988in" svg:height="3.5429in" svg:x="14.6571in" svg:y="0.1547in">
            <draw:object draw:notify-on-update-of-ranges="'Brownies-by-minute'.A3:'Brownies-by-minute'.A29 'Brownies-by-minute'.B3:'Brownies-by-minute'.B29 'Brownies-by-minute'.A3:'Brownies-by-minute'.A29 'Brownies-by-minute'.R3:'Brownies-by-minute'.R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M =</text:p>
          </table:table-cell>
          <table:table-cell office:value-type="float" office:value="350" calcext:value-type="float">
            <text:p>350</text:p>
          </table:table-cell>
          <table:table-cell table:number-columns-repeated="14"/>
          <table:table-cell office:value-type="string" calcext:value-type="string">
            <text:p>Simulation</text:p>
          </table:table-cell>
          <table:table-cell table:number-columns-repeated="5"/>
          <table:table-cell table:style-name="Default"/>
          <table:table-cell table:number-columns-repeated="22"/>
        </table:table-row>
        <table:table-row table:style-name="ro1">
          <table:table-cell office:value-type="string" calcext:value-type="string">
            <text:p>time (min)</text:p>
          </table:table-cell>
          <table:table-cell office:value-type="string" calcext:value-type="string">
            <text:p>temp (F)</text:p>
          </table:table-cell>
          <table:table-cell office:value-type="string" calcext:value-type="string">
            <text:p>M-T</text:p>
          </table:table-cell>
          <table:table-cell office:value-type="string" calcext:value-type="string">
            <text:p>deltaT</text:p>
          </table:table-cell>
          <table:table-cell/>
          <table:table-cell office:value-type="string" calcext:value-type="string">
            <text:p>(M-T).(M-T)</text:p>
          </table:table-cell>
          <table:table-cell office:value-type="string" calcext:value-type="string">
            <text:p>(M-t).deltaT</text:p>
          </table:table-cell>
          <table:table-cell table:number-columns-repeated="7"/>
          <table:table-cell office:value-type="string" calcext:value-type="string">
            <text:p>hat(deltaT)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</text:p>
          </table:table-cell>
          <table:table-cell table:style-name="Default" office:value-type="string" calcext:value-type="string">
            <text:p>T</text:p>
          </table:table-cell>
          <table:table-cell table:number-columns-repeated="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B$1]-[.B3]" office:value-type="float" office:value="284" calcext:value-type="float">
            <text:p>284</text:p>
          </table:table-cell>
          <table:table-cell table:formula="of:=([.B4]-[.B3])/([.A4]-[.A3])" office:value-type="float" office:value="16" calcext:value-type="float">
            <text:p>16</text:p>
          </table:table-cell>
          <table:table-cell/>
          <table:table-cell table:formula="of:=[.C3]*[.C3]" office:value-type="float" office:value="80656" calcext:value-type="float">
            <text:p>80656</text:p>
          </table:table-cell>
          <table:table-cell table:formula="of:=[.C3]*[.D3]" office:value-type="float" office:value="4544" calcext:value-type="float">
            <text:p>4544</text:p>
          </table:table-cell>
          <table:table-cell/>
          <table:table-cell office:value-type="string" calcext:value-type="string">
            <text:p>Normal Equations</text:p>
          </table:table-cell>
          <table:table-cell table:number-columns-repeated="5"/>
          <table:table-cell table:formula="of:=[.$M$7]+[.$M$8]*[.C3]" office:value-type="float" office:value="12.7040208225113" calcext:value-type="float">
            <text:p>12.704020822511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[.$M$7]+[.$M$8]*([.$B$1]-[.R3])" office:value-type="float" office:value="12.7040208225113" calcext:value-type="float">
            <text:p>12.7040208225113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75" calcext:value-type="float">
            <text:p>75</text:p>
          </table:table-cell>
          <table:table-cell table:style-name="Default" office:value-type="float" office:value="66" calcext:value-type="float">
            <text:p>66</text:p>
          </table:table-cell>
          <table:table-cell table:formula="of:=[.$M$7]+[.$M$8]*([.V3]-[.W3])" office:value-type="float" office:value="-9.41840537583307" calcext:value-type="float">
            <text:p>-9.41840537583307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table:formula="of:=[.$B$1]-[.B4]" office:value-type="float" office:value="268" calcext:value-type="float">
            <text:p>268</text:p>
          </table:table-cell>
          <table:table-cell table:formula="of:=([.B5]-[.B4])/([.A5]-[.A4])" office:value-type="float" office:value="9" calcext:value-type="float">
            <text:p>9</text:p>
          </table:table-cell>
          <table:table-cell/>
          <table:table-cell table:formula="of:=[.C4]*[.C4]" office:value-type="float" office:value="71824" calcext:value-type="float">
            <text:p>71824</text:p>
          </table:table-cell>
          <table:table-cell table:formula="of:=[.C4]*[.D4]" office:value-type="float" office:value="2412" calcext:value-type="float">
            <text:p>2412</text:p>
          </table:table-cell>
          <table:table-cell/>
          <table:table-cell table:formula="of:=COUNTA([.D3:.D29])" office:value-type="float" office:value="22" calcext:value-type="float">
            <text:p>22</text:p>
          </table:table-cell>
          <table:table-cell table:formula="of:=[.C31]" office:value-type="float" office:value="4432" calcext:value-type="float">
            <text:p>4432</text:p>
          </table:table-cell>
          <table:table-cell table:style-name="ce1" office:value-type="string" calcext:value-type="string">
            <text:p>a0</text:p>
          </table:table-cell>
          <table:table-cell table:style-name="ce2" office:value-type="string" calcext:value-type="string">
            <text:p>“=”</text:p>
          </table:table-cell>
          <table:table-cell table:formula="of:=[.D31]" office:value-type="float" office:value="133.4" calcext:value-type="float">
            <text:p>133.4</text:p>
          </table:table-cell>
          <table:table-cell/>
          <table:table-cell table:formula="of:=[.$M$7]+[.$M$8]*[.C4]" office:value-type="float" office:value="11.4168978436985" calcext:value-type="float">
            <text:p>11.416897843698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R3]+[.S3]" office:value-type="float" office:value="78.7040208225113" calcext:value-type="float">
            <text:p>78.7040208225113</text:p>
          </table:table-cell>
          <table:table-cell table:formula="of:=[.$M$7]+[.$M$8]*([.$B$1]-[.R4])" office:value-type="float" office:value="11.6820435022632" calcext:value-type="float">
            <text:p>11.6820435022632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88" calcext:value-type="float">
            <text:p>88</text:p>
          </table:table-cell>
          <table:table-cell table:formula="of:=[.W3]+[.X3]" office:value-type="float" office:value="56.5815946241669" calcext:value-type="float">
            <text:p>56.5815946241669</text:p>
          </table:table-cell>
          <table:table-cell table:formula="of:=[.$M$7]+[.$M$8]*([.V4]-[.W4])" office:value-type="float" office:value="-7.61495258160968" calcext:value-type="float">
            <text:p>-7.61495258160968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formula="of:=[.$B$1]-[.B5]" office:value-type="float" office:value="259" calcext:value-type="float">
            <text:p>259</text:p>
          </table:table-cell>
          <table:table-cell table:formula="of:=([.B6]-[.B5])/([.A6]-[.A5])" office:value-type="float" office:value="11" calcext:value-type="float">
            <text:p>11</text:p>
          </table:table-cell>
          <table:table-cell/>
          <table:table-cell table:formula="of:=[.C5]*[.C5]" office:value-type="float" office:value="67081" calcext:value-type="float">
            <text:p>67081</text:p>
          </table:table-cell>
          <table:table-cell table:formula="of:=[.C5]*[.D5]" office:value-type="float" office:value="2849" calcext:value-type="float">
            <text:p>2849</text:p>
          </table:table-cell>
          <table:table-cell/>
          <table:table-cell table:formula="of:=[.C31]" office:value-type="float" office:value="4432" calcext:value-type="float">
            <text:p>4432</text:p>
          </table:table-cell>
          <table:table-cell table:formula="of:=[.F31]" office:value-type="float" office:value="925748" calcext:value-type="float">
            <text:p>925748</text:p>
          </table:table-cell>
          <table:table-cell table:style-name="ce1" office:value-type="string" calcext:value-type="string">
            <text:p>a1</text:p>
          </table:table-cell>
          <table:table-cell table:style-name="ce2"/>
          <table:table-cell table:formula="of:=[.G31]" office:value-type="float" office:value="29520.8" calcext:value-type="float">
            <text:p>29520.8</text:p>
          </table:table-cell>
          <table:table-cell/>
          <table:table-cell table:formula="of:=[.$M$7]+[.$M$8]*[.C5]" office:value-type="float" office:value="10.6928911681163" calcext:value-type="float">
            <text:p>10.692891168116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R4]+[.S4]" office:value-type="float" office:value="90.3860643247744" calcext:value-type="float">
            <text:p>90.3860643247744</text:p>
          </table:table-cell>
          <table:table-cell table:formula="of:=[.$M$7]+[.$M$8]*([.$B$1]-[.R5])" office:value-type="float" office:value="10.7422793378098" calcext:value-type="float">
            <text:p>10.7422793378098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108" calcext:value-type="float">
            <text:p>108</text:p>
          </table:table-cell>
          <table:table-cell table:formula="of:=[.W4]+[.X4]" office:value-type="float" office:value="48.9666420425573" calcext:value-type="float">
            <text:p>48.9666420425573</text:p>
          </table:table-cell>
          <table:table-cell table:formula="of:=[.$M$7]+[.$M$8]*([.V5]-[.W5])" office:value-type="float" office:value="-5.39346257994626" calcext:value-type="float">
            <text:p>-5.39346257994626</text:p>
          </table:table-cell>
          <table:table-cell table:number-columns-repeated="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table:formula="of:=[.$B$1]-[.B6]" office:value-type="float" office:value="248" calcext:value-type="float">
            <text:p>248</text:p>
          </table:table-cell>
          <table:table-cell table:formula="of:=([.B7]-[.B6])/([.A7]-[.A6])" office:value-type="float" office:value="9" calcext:value-type="float">
            <text:p>9</text:p>
          </table:table-cell>
          <table:table-cell/>
          <table:table-cell table:formula="of:=[.C6]*[.C6]" office:value-type="float" office:value="61504" calcext:value-type="float">
            <text:p>61504</text:p>
          </table:table-cell>
          <table:table-cell table:formula="of:=[.C6]*[.D6]" office:value-type="float" office:value="2232" calcext:value-type="float">
            <text:p>2232</text:p>
          </table:table-cell>
          <table:table-cell table:number-columns-repeated="7"/>
          <table:table-cell table:formula="of:=[.$M$7]+[.$M$8]*[.C6]" office:value-type="float" office:value="9.80799412018257" calcext:value-type="float">
            <text:p>9.80799412018257</text:p>
          </table:table-cell>
          <table:table-cell/>
          <table:table-cell office:value-type="float" office:value="3" calcext:value-type="float">
            <text:p>3</text:p>
          </table:table-cell>
          <table:table-cell table:formula="of:=[.R5]+[.S5]" office:value-type="float" office:value="101.128343662584" calcext:value-type="float">
            <text:p>101.128343662584</text:p>
          </table:table-cell>
          <table:table-cell table:formula="of:=[.$M$7]+[.$M$8]*([.$B$1]-[.R6])" office:value-type="float" office:value="9.87811467652729" calcext:value-type="float">
            <text:p>9.87811467652729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26" calcext:value-type="float">
            <text:p>126</text:p>
          </table:table-cell>
          <table:table-cell table:formula="of:=[.W5]+[.X5]" office:value-type="float" office:value="43.573179462611" calcext:value-type="float">
            <text:p>43.573179462611</text:p>
          </table:table-cell>
          <table:table-cell table:formula="of:=[.$M$7]+[.$M$8]*([.V6]-[.W6])" office:value-type="float" office:value="-3.51157112740593" calcext:value-type="float">
            <text:p>-3.51157112740593</text:p>
          </table:table-cell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table:formula="of:=[.$B$1]-[.B7]" office:value-type="float" office:value="239" calcext:value-type="float">
            <text:p>239</text:p>
          </table:table-cell>
          <table:table-cell table:formula="of:=([.B8]-[.B7])/([.A8]-[.A7])" office:value-type="float" office:value="9" calcext:value-type="float">
            <text:p>9</text:p>
          </table:table-cell>
          <table:table-cell/>
          <table:table-cell table:formula="of:=[.C7]*[.C7]" office:value-type="float" office:value="57121" calcext:value-type="float">
            <text:p>57121</text:p>
          </table:table-cell>
          <table:table-cell table:formula="of:=[.C7]*[.D7]" office:value-type="float" office:value="2151" calcext:value-type="float">
            <text:p>2151</text:p>
          </table:table-cell>
          <table:table-cell/>
          <table:table-cell office:value-type="string" calcext:value-type="string">
            <text:p>det =</text:p>
          </table:table-cell>
          <table:table-cell table:formula="of:=[.I4]*[.J5]-[.J4]*[.I5]" office:value-type="float" office:value="723832" calcext:value-type="float">
            <text:p>723832</text:p>
          </table:table-cell>
          <table:table-cell table:style-name="ce1" office:value-type="string" calcext:value-type="string">
            <text:p>sol</text:p>
          </table:table-cell>
          <table:table-cell table:style-name="ce2" office:value-type="string" calcext:value-type="string">
            <text:p>“=”</text:p>
          </table:table-cell>
          <table:table-cell table:formula="of:=[.I8]*[.M4]+[.J8]*[.M5]" office:value-type="float" office:value="-10.1424120514152" calcext:value-type="float">
            <text:p>-10.1424120514152</text:p>
          </table:table-cell>
          <table:table-cell/>
          <table:table-cell table:formula="of:=[.$M$7]+[.$M$8]*[.C7]" office:value-type="float" office:value="9.08398744460039" calcext:value-type="float">
            <text:p>9.08398744460039</text:p>
          </table:table-cell>
          <table:table-cell/>
          <table:table-cell office:value-type="float" office:value="4" calcext:value-type="float">
            <text:p>4</text:p>
          </table:table-cell>
          <table:table-cell table:formula="of:=[.R6]+[.S6]" office:value-type="float" office:value="111.006458339112" calcext:value-type="float">
            <text:p>111.006458339112</text:p>
          </table:table-cell>
          <table:table-cell table:formula="of:=[.$M$7]+[.$M$8]*([.$B$1]-[.R7])" office:value-type="float" office:value="9.08346790230818" calcext:value-type="float">
            <text:p>9.0834679023081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47" calcext:value-type="float">
            <text:p>147</text:p>
          </table:table-cell>
          <table:table-cell table:formula="of:=[.W6]+[.X6]" office:value-type="float" office:value="40.0616083352051" calcext:value-type="float">
            <text:p>40.0616083352051</text:p>
          </table:table-cell>
          <table:table-cell table:formula="of:=[.$M$7]+[.$M$8]*([.V7]-[.W7])" office:value-type="float" office:value="-1.53973322460045" calcext:value-type="float">
            <text:p>-1.53973322460045</text:p>
          </table:table-cell>
          <table:table-cell table:number-columns-repeated="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formula="of:=[.$B$1]-[.B8]" office:value-type="float" office:value="230" calcext:value-type="float">
            <text:p>230</text:p>
          </table:table-cell>
          <table:table-cell table:formula="of:=([.B9]-[.B8])/([.A9]-[.A8])" office:value-type="float" office:value="9" calcext:value-type="float">
            <text:p>9</text:p>
          </table:table-cell>
          <table:table-cell/>
          <table:table-cell table:formula="of:=[.C8]*[.C8]" office:value-type="float" office:value="52900" calcext:value-type="float">
            <text:p>52900</text:p>
          </table:table-cell>
          <table:table-cell table:formula="of:=[.C8]*[.D8]" office:value-type="float" office:value="2070" calcext:value-type="float">
            <text:p>2070</text:p>
          </table:table-cell>
          <table:table-cell/>
          <table:table-cell table:formula="of:=[.J5]/[.J7]" office:value-type="float" office:value="1.27895423247383" calcext:value-type="float">
            <text:p>1.27895423247383</text:p>
          </table:table-cell>
          <table:table-cell table:formula="of:=-[.J4]/[.J7]" office:value-type="float" office:value="-0.00612296776047481" calcext:value-type="float">
            <text:p>-0.006122967760475</text:p>
          </table:table-cell>
          <table:table-cell table:number-columns-repeated="2"/>
          <table:table-cell table:formula="of:=[.I9]*[.M4]+[.J9]*[.M5]" office:value-type="float" office:value="0.0804451861757977" calcext:value-type="float">
            <text:p>0.080445186175798</text:p>
          </table:table-cell>
          <table:table-cell/>
          <table:table-cell table:formula="of:=[.$M$7]+[.$M$8]*[.C8]" office:value-type="float" office:value="8.35998076901821" calcext:value-type="float">
            <text:p>8.35998076901821</text:p>
          </table:table-cell>
          <table:table-cell/>
          <table:table-cell office:value-type="float" office:value="5" calcext:value-type="float">
            <text:p>5</text:p>
          </table:table-cell>
          <table:table-cell table:formula="of:=[.R7]+[.S7]" office:value-type="float" office:value="120.08992624142" calcext:value-type="float">
            <text:p>120.08992624142</text:p>
          </table:table-cell>
          <table:table-cell table:formula="of:=[.$M$7]+[.$M$8]*([.$B$1]-[.R8])" office:value-type="float" office:value="8.35274663578511" calcext:value-type="float">
            <text:p>8.35274663578511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169" calcext:value-type="float">
            <text:p>169</text:p>
          </table:table-cell>
          <table:table-cell table:formula="of:=[.W7]+[.X7]" office:value-type="float" office:value="38.5218751106046" calcext:value-type="float">
            <text:p>38.5218751106046</text:p>
          </table:table-cell>
          <table:table-cell table:formula="of:=[.$M$7]+[.$M$8]*([.V8]-[.W8])" office:value-type="float" office:value="0.35392499718114" calcext:value-type="float">
            <text:p>0.35392499718114</text:p>
          </table:table-cell>
          <table:table-cell table:number-columns-repeated="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table:formula="of:=[.$B$1]-[.B9]" office:value-type="float" office:value="221" calcext:value-type="float">
            <text:p>221</text:p>
          </table:table-cell>
          <table:table-cell table:formula="of:=([.B10]-[.B9])/([.A10]-[.A9])" office:value-type="float" office:value="7" calcext:value-type="float">
            <text:p>7</text:p>
          </table:table-cell>
          <table:table-cell/>
          <table:table-cell table:formula="of:=[.C9]*[.C9]" office:value-type="float" office:value="48841" calcext:value-type="float">
            <text:p>48841</text:p>
          </table:table-cell>
          <table:table-cell table:formula="of:=[.C9]*[.D9]" office:value-type="float" office:value="1547" calcext:value-type="float">
            <text:p>1547</text:p>
          </table:table-cell>
          <table:table-cell/>
          <table:table-cell table:formula="of:=-[.I5]/[.J7]" office:value-type="float" office:value="-0.00612296776047481" calcext:value-type="float">
            <text:p>-0.006122967760475</text:p>
          </table:table-cell>
          <table:table-cell table:formula="of:=[.I4]/[.J7]" office:value-type="float" office:value="0.0000303937930348479" calcext:value-type="float">
            <text:p>3.03937930348479E-05</text:p>
          </table:table-cell>
          <table:table-cell table:number-columns-repeated="4"/>
          <table:table-cell table:formula="of:=[.$M$7]+[.$M$8]*[.C9]" office:value-type="float" office:value="7.63597409343603" calcext:value-type="float">
            <text:p>7.63597409343603</text:p>
          </table:table-cell>
          <table:table-cell/>
          <table:table-cell office:value-type="float" office:value="6" calcext:value-type="float">
            <text:p>6</text:p>
          </table:table-cell>
          <table:table-cell table:formula="of:=[.R8]+[.S8]" office:value-type="float" office:value="128.442672877205" calcext:value-type="float">
            <text:p>128.442672877205</text:p>
          </table:table-cell>
          <table:table-cell table:formula="of:=[.$M$7]+[.$M$8]*([.$B$1]-[.R9])" office:value-type="float" office:value="7.68080837759011" calcext:value-type="float">
            <text:p>7.68080837759011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89" calcext:value-type="float">
            <text:p>189</text:p>
          </table:table-cell>
          <table:table-cell table:formula="of:=[.W8]+[.X8]" office:value-type="float" office:value="38.8758001077857" calcext:value-type="float">
            <text:p>38.8758001077857</text:p>
          </table:table-cell>
          <table:table-cell table:formula="of:=[.$M$7]+[.$M$8]*([.V9]-[.W9])" office:value-type="float" office:value="1.93435715840659" calcext:value-type="float">
            <text:p>1.93435715840659</text:p>
          </table:table-cell>
          <table:table-cell table:number-columns-repeated="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table:formula="of:=[.$B$1]-[.B10]" office:value-type="float" office:value="214" calcext:value-type="float">
            <text:p>214</text:p>
          </table:table-cell>
          <table:table-cell table:formula="of:=([.B11]-[.B10])/([.A11]-[.A10])" office:value-type="float" office:value="6" calcext:value-type="float">
            <text:p>6</text:p>
          </table:table-cell>
          <table:table-cell/>
          <table:table-cell table:formula="of:=[.C10]*[.C10]" office:value-type="float" office:value="45796" calcext:value-type="float">
            <text:p>45796</text:p>
          </table:table-cell>
          <table:table-cell table:formula="of:=[.C10]*[.D10]" office:value-type="float" office:value="1284" calcext:value-type="float">
            <text:p>1284</text:p>
          </table:table-cell>
          <table:table-cell table:number-columns-repeated="7"/>
          <table:table-cell table:formula="of:=[.$M$7]+[.$M$8]*[.C10]" office:value-type="float" office:value="7.07285779020545" calcext:value-type="float">
            <text:p>7.07285779020545</text:p>
          </table:table-cell>
          <table:table-cell/>
          <table:table-cell office:value-type="float" office:value="7" calcext:value-type="float">
            <text:p>7</text:p>
          </table:table-cell>
          <table:table-cell table:formula="of:=[.R9]+[.S9]" office:value-type="float" office:value="136.123481254795" calcext:value-type="float">
            <text:p>136.123481254795</text:p>
          </table:table-cell>
          <table:table-cell table:formula="of:=[.$M$7]+[.$M$8]*([.$B$1]-[.R10])" office:value-type="float" office:value="7.06292431767425" calcext:value-type="float">
            <text:p>7.06292431767425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210" calcext:value-type="float">
            <text:p>210</text:p>
          </table:table-cell>
          <table:table-cell table:formula="of:=[.W9]+[.X9]" office:value-type="float" office:value="40.8101572661923" calcext:value-type="float">
            <text:p>40.8101572661923</text:p>
          </table:table-cell>
          <table:table-cell table:formula="of:=[.$M$7]+[.$M$8]*([.V10]-[.W10])" office:value-type="float" office:value="3.46809634635983" calcext:value-type="float">
            <text:p>3.46809634635983</text:p>
          </table:table-cell>
          <table:table-cell table:number-columns-repeated="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table:formula="of:=[.$B$1]-[.B11]" office:value-type="float" office:value="208" calcext:value-type="float">
            <text:p>208</text:p>
          </table:table-cell>
          <table:table-cell table:formula="of:=([.B12]-[.B11])/([.A12]-[.A11])" office:value-type="float" office:value="7" calcext:value-type="float">
            <text:p>7</text:p>
          </table:table-cell>
          <table:table-cell/>
          <table:table-cell table:formula="of:=[.C11]*[.C11]" office:value-type="float" office:value="43264" calcext:value-type="float">
            <text:p>43264</text:p>
          </table:table-cell>
          <table:table-cell table:formula="of:=[.C11]*[.D11]" office:value-type="float" office:value="1456" calcext:value-type="float">
            <text:p>1456</text:p>
          </table:table-cell>
          <table:table-cell table:number-columns-repeated="7"/>
          <table:table-cell table:formula="of:=[.$M$7]+[.$M$8]*[.C11]" office:value-type="float" office:value="6.59018667315066" calcext:value-type="float">
            <text:p>6.5901866731506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R10]+[.S10]" office:value-type="float" office:value="143.186405572469" calcext:value-type="float">
            <text:p>143.186405572469</text:p>
          </table:table-cell>
          <table:table-cell table:formula="of:=[.$M$7]+[.$M$8]*([.$B$1]-[.R11])" office:value-type="float" office:value="6.49474605599337" calcext:value-type="float">
            <text:p>6.49474605599337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232" calcext:value-type="float">
            <text:p>232</text:p>
          </table:table-cell>
          <table:table-cell table:formula="of:=[.W10]+[.X10]" office:value-type="float" office:value="44.2782536125522" calcext:value-type="float">
            <text:p>44.2782536125522</text:p>
          </table:table-cell>
          <table:table-cell table:formula="of:=[.$M$7]+[.$M$8]*([.V11]-[.W11])" office:value-type="float" office:value="4.95889878596886" calcext:value-type="float">
            <text:p>4.95889878596886</text:p>
          </table:table-cell>
          <table:table-cell table:number-columns-repeated="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9" calcext:value-type="float">
            <text:p>149</text:p>
          </table:table-cell>
          <table:table-cell table:formula="of:=[.$B$1]-[.B12]" office:value-type="float" office:value="201" calcext:value-type="float">
            <text:p>201</text:p>
          </table:table-cell>
          <table:table-cell table:formula="of:=([.B13]-[.B12])/([.A13]-[.A12])" office:value-type="float" office:value="5" calcext:value-type="float">
            <text:p>5</text:p>
          </table:table-cell>
          <table:table-cell/>
          <table:table-cell table:formula="of:=[.C12]*[.C12]" office:value-type="float" office:value="40401" calcext:value-type="float">
            <text:p>40401</text:p>
          </table:table-cell>
          <table:table-cell table:formula="of:=[.C12]*[.D12]" office:value-type="float" office:value="1005" calcext:value-type="float">
            <text:p>1005</text:p>
          </table:table-cell>
          <table:table-cell table:number-columns-repeated="7"/>
          <table:table-cell table:formula="of:=[.$M$7]+[.$M$8]*[.C12]" office:value-type="float" office:value="6.02707036992008" calcext:value-type="float">
            <text:p>6.02707036992008</text:p>
          </table:table-cell>
          <table:table-cell/>
          <table:table-cell office:value-type="float" office:value="9" calcext:value-type="float">
            <text:p>9</text:p>
          </table:table-cell>
          <table:table-cell table:formula="of:=[.R11]+[.S11]" office:value-type="float" office:value="149.681151628463" calcext:value-type="float">
            <text:p>149.681151628463</text:p>
          </table:table-cell>
          <table:table-cell table:formula="of:=[.$M$7]+[.$M$8]*([.$B$1]-[.R12])" office:value-type="float" office:value="5.97227500035446" calcext:value-type="float">
            <text:p>5.97227500035446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253" calcext:value-type="float">
            <text:p>253</text:p>
          </table:table-cell>
          <table:table-cell table:formula="of:=[.W11]+[.X11]" office:value-type="float" office:value="49.237152398521" calcext:value-type="float">
            <text:p>49.237152398521</text:p>
          </table:table-cell>
          <table:table-cell table:formula="of:=[.$M$7]+[.$M$8]*([.V12]-[.W12])" office:value-type="float" office:value="6.24932815959641" calcext:value-type="float">
            <text:p>6.24932815959641</text:p>
          </table:table-cell>
          <table:table-cell table:number-columns-repeated="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4" calcext:value-type="float">
            <text:p>154</text:p>
          </table:table-cell>
          <table:table-cell table:formula="of:=[.$B$1]-[.B13]" office:value-type="float" office:value="196" calcext:value-type="float">
            <text:p>196</text:p>
          </table:table-cell>
          <table:table-cell table:formula="of:=([.B14]-[.B13])/([.A14]-[.A13])" office:value-type="float" office:value="4" calcext:value-type="float">
            <text:p>4</text:p>
          </table:table-cell>
          <table:table-cell/>
          <table:table-cell table:formula="of:=[.C13]*[.C13]" office:value-type="float" office:value="38416" calcext:value-type="float">
            <text:p>38416</text:p>
          </table:table-cell>
          <table:table-cell table:formula="of:=[.C13]*[.D13]" office:value-type="float" office:value="784" calcext:value-type="float">
            <text:p>784</text:p>
          </table:table-cell>
          <table:table-cell table:number-columns-repeated="7"/>
          <table:table-cell table:formula="of:=[.$M$7]+[.$M$8]*[.C13]" office:value-type="float" office:value="5.62484443904109" calcext:value-type="float">
            <text:p>5.6248444390410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.R12]+[.S12]" office:value-type="float" office:value="155.653426628817" calcext:value-type="float">
            <text:p>155.653426628817</text:p>
          </table:table-cell>
          <table:table-cell table:formula="of:=[.$M$7]+[.$M$8]*([.$B$1]-[.R13])" office:value-type="float" office:value="5.49183422605788" calcext:value-type="float">
            <text:p>5.49183422605788</text:p>
          </table:table-cell>
          <table:table-cell/>
          <table:table-cell office:value-type="float" office:value="11.5" calcext:value-type="float">
            <text:p>11.5</text:p>
          </table:table-cell>
          <table:table-cell office:value-type="float" office:value="275" calcext:value-type="float">
            <text:p>275</text:p>
          </table:table-cell>
          <table:table-cell table:formula="of:=[.W12]+[.X12]" office:value-type="float" office:value="55.4864805581174" calcext:value-type="float">
            <text:p>55.4864805581174</text:p>
          </table:table-cell>
          <table:table-cell table:formula="of:=[.$M$7]+[.$M$8]*([.V13]-[.W13])" office:value-type="float" office:value="7.51639388819157" calcext:value-type="float">
            <text:p>7.51639388819157</text:p>
          </table:table-cell>
          <table:table-cell table:number-columns-repeated="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8" calcext:value-type="float">
            <text:p>158</text:p>
          </table:table-cell>
          <table:table-cell table:formula="of:=[.$B$1]-[.B14]" office:value-type="float" office:value="192" calcext:value-type="float">
            <text:p>192</text:p>
          </table:table-cell>
          <table:table-cell table:formula="of:=([.B15]-[.B14])/([.A15]-[.A14])" office:value-type="float" office:value="4" calcext:value-type="float">
            <text:p>4</text:p>
          </table:table-cell>
          <table:table-cell/>
          <table:table-cell table:formula="of:=[.C14]*[.C14]" office:value-type="float" office:value="36864" calcext:value-type="float">
            <text:p>36864</text:p>
          </table:table-cell>
          <table:table-cell table:formula="of:=[.C14]*[.D14]" office:value-type="float" office:value="768" calcext:value-type="float">
            <text:p>768</text:p>
          </table:table-cell>
          <table:table-cell table:number-columns-repeated="7"/>
          <table:table-cell table:formula="of:=[.$M$7]+[.$M$8]*[.C14]" office:value-type="float" office:value="5.3030636943379" calcext:value-type="float">
            <text:p>5.303063694337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.R13]+[.S13]" office:value-type="float" office:value="161.145260854875" calcext:value-type="float">
            <text:p>161.145260854875</text:p>
          </table:table-cell>
          <table:table-cell table:formula="of:=[.$M$7]+[.$M$8]*([.$B$1]-[.R14])" office:value-type="float" office:value="5.05004259929604" calcext:value-type="float">
            <text:p>5.05004259929604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297" calcext:value-type="float">
            <text:p>297</text:p>
          </table:table-cell>
          <table:table-cell table:formula="of:=[.W13]+[.X13]" office:value-type="float" office:value="63.002874446309" calcext:value-type="float">
            <text:p>63.002874446309</text:p>
          </table:table-cell>
          <table:table-cell table:formula="of:=[.$M$7]+[.$M$8]*([.V14]-[.W14])" office:value-type="float" office:value="8.68153027835292" calcext:value-type="float">
            <text:p>8.68153027835292</text:p>
          </table:table-cell>
          <table:table-cell table:number-columns-repeated="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2" calcext:value-type="float">
            <text:p>162</text:p>
          </table:table-cell>
          <table:table-cell table:formula="of:=[.$B$1]-[.B15]" office:value-type="float" office:value="188" calcext:value-type="float">
            <text:p>188</text:p>
          </table:table-cell>
          <table:table-cell table:formula="of:=([.B16]-[.B15])/([.A16]-[.A15])" office:value-type="float" office:value="5" calcext:value-type="float">
            <text:p>5</text:p>
          </table:table-cell>
          <table:table-cell/>
          <table:table-cell table:formula="of:=[.C15]*[.C15]" office:value-type="float" office:value="35344" calcext:value-type="float">
            <text:p>35344</text:p>
          </table:table-cell>
          <table:table-cell table:formula="of:=[.C15]*[.D15]" office:value-type="float" office:value="940" calcext:value-type="float">
            <text:p>940</text:p>
          </table:table-cell>
          <table:table-cell table:number-columns-repeated="7"/>
          <table:table-cell table:formula="of:=[.$M$7]+[.$M$8]*[.C15]" office:value-type="float" office:value="4.98128294963471" calcext:value-type="float">
            <text:p>4.9812829496347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.R14]+[.S14]" office:value-type="float" office:value="166.195303454171" calcext:value-type="float">
            <text:p>166.195303454171</text:p>
          </table:table-cell>
          <table:table-cell table:formula="of:=[.$M$7]+[.$M$8]*([.$B$1]-[.R15])" office:value-type="float" office:value="4.64379098219996" calcext:value-type="float">
            <text:p>4.64379098219996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320" calcext:value-type="float">
            <text:p>320</text:p>
          </table:table-cell>
          <table:table-cell table:formula="of:=[.W14]+[.X14]" office:value-type="float" office:value="71.6844047246619" calcext:value-type="float">
            <text:p>71.6844047246619</text:p>
          </table:table-cell>
          <table:table-cell table:formula="of:=[.$M$7]+[.$M$8]*([.V15]-[.W15])" office:value-type="float" office:value="9.83338224086334" calcext:value-type="float">
            <text:p>9.83338224086334</text:p>
          </table:table-cell>
          <table:table-cell table:number-columns-repeated="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table:formula="of:=[.$B$1]-[.B16]" office:value-type="float" office:value="183" calcext:value-type="float">
            <text:p>183</text:p>
          </table:table-cell>
          <table:table-cell table:formula="of:=([.B17]-[.B16])/([.A17]-[.A16])" office:value-type="float" office:value="4" calcext:value-type="float">
            <text:p>4</text:p>
          </table:table-cell>
          <table:table-cell/>
          <table:table-cell table:formula="of:=[.C16]*[.C16]" office:value-type="float" office:value="33489" calcext:value-type="float">
            <text:p>33489</text:p>
          </table:table-cell>
          <table:table-cell table:formula="of:=[.C16]*[.D16]" office:value-type="float" office:value="732" calcext:value-type="float">
            <text:p>732</text:p>
          </table:table-cell>
          <table:table-cell table:number-columns-repeated="7"/>
          <table:table-cell table:formula="of:=[.$M$7]+[.$M$8]*[.C16]" office:value-type="float" office:value="4.57905701875572" calcext:value-type="float">
            <text:p>4.57905701875572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.R15]+[.S15]" office:value-type="float" office:value="170.839094436371" calcext:value-type="float">
            <text:p>170.839094436371</text:p>
          </table:table-cell>
          <table:table-cell table:formula="of:=[.$M$7]+[.$M$8]*([.$B$1]-[.R16])" office:value-type="float" office:value="4.2702203520754" calcext:value-type="float">
            <text:p>4.2702203520754</text:p>
          </table:table-cell>
          <table:table-cell/>
          <table:table-cell office:value-type="float" office:value="14.5" calcext:value-type="float">
            <text:p>14.5</text:p>
          </table:table-cell>
          <table:table-cell office:value-type="float" office:value="340" calcext:value-type="float">
            <text:p>340</text:p>
          </table:table-cell>
          <table:table-cell table:formula="of:=[.W15]+[.X15]" office:value-type="float" office:value="81.5177869655253" calcext:value-type="float">
            <text:p>81.5177869655253</text:p>
          </table:table-cell>
          <table:table-cell table:formula="of:=[.$M$7]+[.$M$8]*([.V16]-[.W16])" office:value-type="float" office:value="10.6512376992753" calcext:value-type="float">
            <text:p>10.6512376992753</text:p>
          </table:table-cell>
          <table:table-cell table:number-columns-repeated="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1" calcext:value-type="float">
            <text:p>171</text:p>
          </table:table-cell>
          <table:table-cell table:formula="of:=[.$B$1]-[.B17]" office:value-type="float" office:value="179" calcext:value-type="float">
            <text:p>179</text:p>
          </table:table-cell>
          <table:table-cell table:formula="of:=([.B18]-[.B17])/([.A18]-[.A17])" office:value-type="float" office:value="5" calcext:value-type="float">
            <text:p>5</text:p>
          </table:table-cell>
          <table:table-cell/>
          <table:table-cell table:formula="of:=[.C17]*[.C17]" office:value-type="float" office:value="32041" calcext:value-type="float">
            <text:p>32041</text:p>
          </table:table-cell>
          <table:table-cell table:formula="of:=[.C17]*[.D17]" office:value-type="float" office:value="895" calcext:value-type="float">
            <text:p>895</text:p>
          </table:table-cell>
          <table:table-cell table:number-columns-repeated="7"/>
          <table:table-cell table:formula="of:=[.$M$7]+[.$M$8]*[.C17]" office:value-type="float" office:value="4.25727627405253" calcext:value-type="float">
            <text:p>4.25727627405253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.R16]+[.S16]" office:value-type="float" office:value="175.109314788446" calcext:value-type="float">
            <text:p>175.109314788446</text:p>
          </table:table-cell>
          <table:table-cell table:formula="of:=[.$M$7]+[.$M$8]*([.$B$1]-[.R17])" office:value-type="float" office:value="3.92670168084101" calcext:value-type="float">
            <text:p>3.92670168084101</text:p>
          </table:table-cell>
          <table:table-cell/>
          <table:table-cell office:value-type="float" office:value="15.5" calcext:value-type="float">
            <text:p>15.5</text:p>
          </table:table-cell>
          <table:table-cell office:value-type="float" office:value="350" calcext:value-type="float">
            <text:p>350</text:p>
          </table:table-cell>
          <table:table-cell table:formula="of:=[.W16]+[.X16]" office:value-type="float" office:value="92.1690246648006" calcext:value-type="float">
            <text:p>92.1690246648006</text:p>
          </table:table-cell>
          <table:table-cell table:formula="of:=[.$M$7]+[.$M$8]*([.V17]-[.W17])" office:value-type="float" office:value="10.5988487613124" calcext:value-type="float">
            <text:p>10.5988487613124</text:p>
          </table:table-cell>
          <table:table-cell table:number-columns-repeated="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table:formula="of:=[.$B$1]-[.B18]" office:value-type="float" office:value="174" calcext:value-type="float">
            <text:p>174</text:p>
          </table:table-cell>
          <table:table-cell table:formula="of:=([.B19]-[.B18])/([.A19]-[.A18])" office:value-type="float" office:value="7" calcext:value-type="float">
            <text:p>7</text:p>
          </table:table-cell>
          <table:table-cell/>
          <table:table-cell table:formula="of:=[.C18]*[.C18]" office:value-type="float" office:value="30276" calcext:value-type="float">
            <text:p>30276</text:p>
          </table:table-cell>
          <table:table-cell table:formula="of:=[.C18]*[.D18]" office:value-type="float" office:value="1218" calcext:value-type="float">
            <text:p>1218</text:p>
          </table:table-cell>
          <table:table-cell table:number-columns-repeated="7"/>
          <table:table-cell table:formula="of:=[.$M$7]+[.$M$8]*[.C18]" office:value-type="float" office:value="3.85505034317354" calcext:value-type="float">
            <text:p>3.8550503431735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.R17]+[.S17]" office:value-type="float" office:value="179.036016469287" calcext:value-type="float">
            <text:p>179.036016469287</text:p>
          </table:table-cell>
          <table:table-cell table:formula="of:=[.$M$7]+[.$M$8]*([.$B$1]-[.R18])" office:value-type="float" office:value="3.61081743306894" calcext:value-type="float">
            <text:p>3.61081743306894</text:p>
          </table:table-cell>
          <table:table-cell/>
          <table:table-cell office:value-type="float" office:value="16.5" calcext:value-type="float">
            <text:p>16.5</text:p>
          </table:table-cell>
          <table:table-cell office:value-type="float" office:value="350" calcext:value-type="float">
            <text:p>350</text:p>
          </table:table-cell>
          <table:table-cell table:formula="of:=[.W17]+[.X17]" office:value-type="float" office:value="102.767873426113" calcext:value-type="float">
            <text:p>102.767873426113</text:p>
          </table:table-cell>
          <table:table-cell table:formula="of:=[.$M$7]+[.$M$8]*([.V18]-[.W18])" office:value-type="float" office:value="9.74622239945947" calcext:value-type="float">
            <text:p>9.74622239945947</text:p>
          </table:table-cell>
          <table:table-cell table:number-columns-repeated="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table:formula="of:=[.$B$1]-[.B19]" office:value-type="float" office:value="167" calcext:value-type="float">
            <text:p>167</text:p>
          </table:table-cell>
          <table:table-cell table:formula="of:=([.B20]-[.B19])/([.A20]-[.A19])" office:value-type="float" office:value="6" calcext:value-type="float">
            <text:p>6</text:p>
          </table:table-cell>
          <table:table-cell/>
          <table:table-cell table:formula="of:=[.C19]*[.C19]" office:value-type="float" office:value="27889" calcext:value-type="float">
            <text:p>27889</text:p>
          </table:table-cell>
          <table:table-cell table:formula="of:=[.C19]*[.D19]" office:value-type="float" office:value="1002" calcext:value-type="float">
            <text:p>1002</text:p>
          </table:table-cell>
          <table:table-cell table:number-columns-repeated="7"/>
          <table:table-cell table:formula="of:=[.$M$7]+[.$M$8]*[.C19]" office:value-type="float" office:value="3.29193403994296" calcext:value-type="float">
            <text:p>3.29193403994296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R18]+[.S18]" office:value-type="float" office:value="182.646833902356" calcext:value-type="float">
            <text:p>182.646833902356</text:p>
          </table:table-cell>
          <table:table-cell table:formula="of:=[.$M$7]+[.$M$8]*([.$B$1]-[.R19])" office:value-type="float" office:value="3.32034455241889" calcext:value-type="float">
            <text:p>3.32034455241889</text:p>
          </table:table-cell>
          <table:table-cell/>
          <table:table-cell office:value-type="float" office:value="17.5" calcext:value-type="float">
            <text:p>17.5</text:p>
          </table:table-cell>
          <table:table-cell office:value-type="float" office:value="350" calcext:value-type="float">
            <text:p>350</text:p>
          </table:table-cell>
          <table:table-cell table:formula="of:=[.W18]+[.X18]" office:value-type="float" office:value="112.514095825572" calcext:value-type="float">
            <text:p>112.514095825572</text:p>
          </table:table-cell>
          <table:table-cell table:formula="of:=[.$M$7]+[.$M$8]*([.V19]-[.W19])" office:value-type="float" office:value="8.96218572402422" calcext:value-type="float">
            <text:p>8.96218572402422</text:p>
          </table:table-cell>
          <table:table-cell table:number-columns-repeated="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9" calcext:value-type="float">
            <text:p>189</text:p>
          </table:table-cell>
          <table:table-cell table:formula="of:=[.$B$1]-[.B20]" office:value-type="float" office:value="161" calcext:value-type="float">
            <text:p>161</text:p>
          </table:table-cell>
          <table:table-cell table:formula="of:=([.B21]-[.B20])/([.A21]-[.A20])" office:value-type="float" office:value="3" calcext:value-type="float">
            <text:p>3</text:p>
          </table:table-cell>
          <table:table-cell/>
          <table:table-cell table:formula="of:=[.C20]*[.C20]" office:value-type="float" office:value="25921" calcext:value-type="float">
            <text:p>25921</text:p>
          </table:table-cell>
          <table:table-cell table:formula="of:=[.C20]*[.D20]" office:value-type="float" office:value="483" calcext:value-type="float">
            <text:p>483</text:p>
          </table:table-cell>
          <table:table-cell table:number-columns-repeated="7"/>
          <table:table-cell table:formula="of:=[.$M$7]+[.$M$8]*[.C20]" office:value-type="float" office:value="2.80926292288817" calcext:value-type="float">
            <text:p>2.80926292288817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.R19]+[.S19]" office:value-type="float" office:value="185.967178454775" calcext:value-type="float">
            <text:p>185.967178454775</text:p>
          </table:table-cell>
          <table:table-cell table:formula="of:=[.$M$7]+[.$M$8]*([.$B$1]-[.R20])" office:value-type="float" office:value="3.05323881673176" calcext:value-type="float">
            <text:p>3.05323881673176</text:p>
          </table:table-cell>
          <table:table-cell/>
          <table:table-cell office:value-type="float" office:value="18.5" calcext:value-type="float">
            <text:p>18.5</text:p>
          </table:table-cell>
          <table:table-cell office:value-type="float" office:value="350" calcext:value-type="float">
            <text:p>350</text:p>
          </table:table-cell>
          <table:table-cell table:formula="of:=[.W19]+[.X19]" office:value-type="float" office:value="121.476281549597" calcext:value-type="float">
            <text:p>121.476281549597</text:p>
          </table:table-cell>
          <table:table-cell table:formula="of:=[.$M$7]+[.$M$8]*([.V20]-[.W20])" office:value-type="float" office:value="8.24122102491302" calcext:value-type="float">
            <text:p>8.24122102491302</text:p>
          </table:table-cell>
          <table:table-cell table:number-columns-repeated="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formula="of:=[.$B$1]-[.B21]" office:value-type="float" office:value="158" calcext:value-type="float">
            <text:p>158</text:p>
          </table:table-cell>
          <table:table-cell table:formula="of:=([.B22]-[.B21])/([.A22]-[.A21])" office:value-type="float" office:value="2" calcext:value-type="float">
            <text:p>2</text:p>
          </table:table-cell>
          <table:table-cell/>
          <table:table-cell table:formula="of:=[.C21]*[.C21]" office:value-type="float" office:value="24964" calcext:value-type="float">
            <text:p>24964</text:p>
          </table:table-cell>
          <table:table-cell table:formula="of:=[.C21]*[.D21]" office:value-type="float" office:value="316" calcext:value-type="float">
            <text:p>316</text:p>
          </table:table-cell>
          <table:table-cell table:number-columns-repeated="7"/>
          <table:table-cell table:formula="of:=[.$M$7]+[.$M$8]*[.C21]" office:value-type="float" office:value="2.56792736436078" calcext:value-type="float">
            <text:p>2.56792736436078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.R20]+[.S20]" office:value-type="float" office:value="189.020417271507" calcext:value-type="float">
            <text:p>189.020417271507</text:p>
          </table:table-cell>
          <table:table-cell table:formula="of:=[.$M$7]+[.$M$8]*([.$B$1]-[.R21])" office:value-type="float" office:value="2.8076204516806" calcext:value-type="float">
            <text:p>2.8076204516806</text:p>
          </table:table-cell>
          <table:table-cell/>
          <table:table-cell office:value-type="float" office:value="19.5" calcext:value-type="float">
            <text:p>19.5</text:p>
          </table:table-cell>
          <table:table-cell office:value-type="float" office:value="350" calcext:value-type="float">
            <text:p>350</text:p>
          </table:table-cell>
          <table:table-cell table:formula="of:=[.W20]+[.X20]" office:value-type="float" office:value="129.71750257451" calcext:value-type="float">
            <text:p>129.71750257451</text:p>
          </table:table-cell>
          <table:table-cell table:formula="of:=[.$M$7]+[.$M$8]*([.V21]-[.W21])" office:value-type="float" office:value="7.57825446524799" calcext:value-type="float">
            <text:p>7.57825446524799</text:p>
          </table:table-cell>
          <table:table-cell table:number-columns-repeated="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4" calcext:value-type="float">
            <text:p>194</text:p>
          </table:table-cell>
          <table:table-cell table:formula="of:=[.$B$1]-[.B22]" office:value-type="float" office:value="156" calcext:value-type="float">
            <text:p>156</text:p>
          </table:table-cell>
          <table:table-cell table:formula="of:=([.B23]-[.B22])/([.A23]-[.A22])" office:value-type="float" office:value="2" calcext:value-type="float">
            <text:p>2</text:p>
          </table:table-cell>
          <table:table-cell/>
          <table:table-cell table:formula="of:=[.C22]*[.C22]" office:value-type="float" office:value="24336" calcext:value-type="float">
            <text:p>24336</text:p>
          </table:table-cell>
          <table:table-cell table:formula="of:=[.C22]*[.D22]" office:value-type="float" office:value="312" calcext:value-type="float">
            <text:p>312</text:p>
          </table:table-cell>
          <table:table-cell table:number-columns-repeated="7"/>
          <table:table-cell table:formula="of:=[.$M$7]+[.$M$8]*[.C22]" office:value-type="float" office:value="2.40703699200919" calcext:value-type="float">
            <text:p>2.40703699200919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.R21]+[.S21]" office:value-type="float" office:value="191.828037723188" calcext:value-type="float">
            <text:p>191.828037723188</text:p>
          </table:table-cell>
          <table:table-cell table:formula="of:=[.$M$7]+[.$M$8]*([.$B$1]-[.R22])" office:value-type="float" office:value="2.58176090173417" calcext:value-type="float">
            <text:p>2.58176090173417</text:p>
          </table:table-cell>
          <table:table-cell/>
          <table:table-cell office:value-type="float" office:value="20.5" calcext:value-type="float">
            <text:p>20.5</text:p>
          </table:table-cell>
          <table:table-cell office:value-type="float" office:value="350" calcext:value-type="float">
            <text:p>350</text:p>
          </table:table-cell>
          <table:table-cell table:formula="of:=[.W21]+[.X21]" office:value-type="float" office:value="137.295757039758" calcext:value-type="float">
            <text:p>137.295757039758</text:p>
          </table:table-cell>
          <table:table-cell table:formula="of:=[.$M$7]+[.$M$8]*([.V22]-[.W22])" office:value-type="float" office:value="6.96862037390355" calcext:value-type="float">
            <text:p>6.96862037390355</text:p>
          </table:table-cell>
          <table:table-cell table:number-columns-repeated="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6" calcext:value-type="float">
            <text:p>196</text:p>
          </table:table-cell>
          <table:table-cell table:formula="of:=[.$B$1]-[.B23]" office:value-type="float" office:value="154" calcext:value-type="float">
            <text:p>154</text:p>
          </table:table-cell>
          <table:table-cell table:formula="of:=([.B24]-[.B23])/([.A24]-[.A23])" office:value-type="float" office:value="2" calcext:value-type="float">
            <text:p>2</text:p>
          </table:table-cell>
          <table:table-cell/>
          <table:table-cell table:formula="of:=[.C23]*[.C23]" office:value-type="float" office:value="23716" calcext:value-type="float">
            <text:p>23716</text:p>
          </table:table-cell>
          <table:table-cell table:formula="of:=[.C23]*[.D23]" office:value-type="float" office:value="308" calcext:value-type="float">
            <text:p>308</text:p>
          </table:table-cell>
          <table:table-cell table:number-columns-repeated="7"/>
          <table:table-cell table:formula="of:=[.$M$7]+[.$M$8]*[.C23]" office:value-type="float" office:value="2.24614661965759" calcext:value-type="float">
            <text:p>2.24614661965759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R22]+[.S22]" office:value-type="float" office:value="194.409798624922" calcext:value-type="float">
            <text:p>194.409798624922</text:p>
          </table:table-cell>
          <table:table-cell table:formula="of:=[.$M$7]+[.$M$8]*([.$B$1]-[.R23])" office:value-type="float" office:value="2.37407066533277" calcext:value-type="float">
            <text:p>2.37407066533277</text:p>
          </table:table-cell>
          <table:table-cell/>
          <table:table-cell office:value-type="float" office:value="21.5" calcext:value-type="float">
            <text:p>21.5</text:p>
          </table:table-cell>
          <table:table-cell office:value-type="float" office:value="350" calcext:value-type="float">
            <text:p>350</text:p>
          </table:table-cell>
          <table:table-cell table:formula="of:=[.W22]+[.X22]" office:value-type="float" office:value="144.264377413661" calcext:value-type="float">
            <text:p>144.264377413661</text:p>
          </table:table-cell>
          <table:table-cell table:formula="of:=[.$M$7]+[.$M$8]*([.V23]-[.W23])" office:value-type="float" office:value="6.40802841053642" calcext:value-type="float">
            <text:p>6.40802841053642</text:p>
          </table:table-cell>
          <table:table-cell table:number-columns-repeated="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8" calcext:value-type="float">
            <text:p>198</text:p>
          </table:table-cell>
          <table:table-cell table:formula="of:=[.$B$1]-[.B24]" office:value-type="float" office:value="152" calcext:value-type="float">
            <text:p>152</text:p>
          </table:table-cell>
          <table:table-cell table:formula="of:=([.B29]-[.B24])/([.A29]-[.A24])" office:value-type="float" office:value="1.4" calcext:value-type="float">
            <text:p>1.4</text:p>
          </table:table-cell>
          <table:table-cell/>
          <table:table-cell table:formula="of:=[.C24]*[.C24]" office:value-type="float" office:value="23104" calcext:value-type="float">
            <text:p>23104</text:p>
          </table:table-cell>
          <table:table-cell table:formula="of:=[.C24]*[.D24]" office:value-type="float" office:value="212.8" calcext:value-type="float">
            <text:p>212.8</text:p>
          </table:table-cell>
          <table:table-cell table:number-columns-repeated="7"/>
          <table:table-cell table:formula="of:=[.$M$7]+[.$M$8]*[.C24]" office:value-type="float" office:value="2.085256247306" calcext:value-type="float">
            <text:p>2.085256247306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.R23]+[.S23]" office:value-type="float" office:value="196.783869290254" calcext:value-type="float">
            <text:p>196.783869290254</text:p>
          </table:table-cell>
          <table:table-cell table:formula="of:=[.$M$7]+[.$M$8]*([.$B$1]-[.R24])" office:value-type="float" office:value="2.18308810866558" calcext:value-type="float">
            <text:p>2.18308810866558</text:p>
          </table:table-cell>
          <table:table-cell/>
          <table:table-cell office:value-type="float" office:value="22.5" calcext:value-type="float">
            <text:p>22.5</text:p>
          </table:table-cell>
          <table:table-cell office:value-type="float" office:value="350" calcext:value-type="float">
            <text:p>350</text:p>
          </table:table-cell>
          <table:table-cell table:formula="of:=[.W23]+[.X23]" office:value-type="float" office:value="150.672405824198" calcext:value-type="float">
            <text:p>150.672405824198</text:p>
          </table:table-cell>
          <table:table-cell table:formula="of:=[.$M$7]+[.$M$8]*([.V24]-[.W24])" office:value-type="float" office:value="5.89253337203101" calcext:value-type="float">
            <text:p>5.89253337203101</text:p>
          </table:table-cell>
          <table:table-cell table:number-columns-repeated="21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5"/>
          <table:table-cell office:value-type="float" office:value="22" calcext:value-type="float">
            <text:p>22</text:p>
          </table:table-cell>
          <table:table-cell table:formula="of:=[.R24]+[.S24]" office:value-type="float" office:value="198.96695739892" calcext:value-type="float">
            <text:p>198.96695739892</text:p>
          </table:table-cell>
          <table:table-cell table:formula="of:=[.$M$7]+[.$M$8]*([.$B$1]-[.R25])" office:value-type="float" office:value="2.00746917932581" calcext:value-type="float">
            <text:p>2.00746917932581</text:p>
          </table:table-cell>
          <table:table-cell/>
          <table:table-cell office:value-type="float" office:value="23.5" calcext:value-type="float">
            <text:p>23.5</text:p>
          </table:table-cell>
          <table:table-cell office:value-type="float" office:value="350" calcext:value-type="float">
            <text:p>350</text:p>
          </table:table-cell>
          <table:table-cell table:formula="of:=[.W24]+[.X24]" office:value-type="float" office:value="156.564939196229" calcext:value-type="float">
            <text:p>156.564939196229</text:p>
          </table:table-cell>
          <table:table-cell table:formula="of:=[.$M$7]+[.$M$8]*([.V25]-[.W25])" office:value-type="float" office:value="5.41850742787088" calcext:value-type="float">
            <text:p>5.41850742787088</text:p>
          </table:table-cell>
          <table:table-cell table:number-columns-repeated="21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5"/>
          <table:table-cell office:value-type="float" office:value="23" calcext:value-type="float">
            <text:p>23</text:p>
          </table:table-cell>
          <table:table-cell table:formula="of:=[.R25]+[.S25]" office:value-type="float" office:value="200.974426578246" calcext:value-type="float">
            <text:p>200.974426578246</text:p>
          </table:table-cell>
          <table:table-cell table:formula="of:=[.$M$7]+[.$M$8]*([.$B$1]-[.R26])" office:value-type="float" office:value="1.84597794745277" calcext:value-type="float">
            <text:p>1.84597794745277</text:p>
          </table:table-cell>
          <table:table-cell/>
          <table:table-cell office:value-type="float" office:value="24.5" calcext:value-type="float">
            <text:p>24.5</text:p>
          </table:table-cell>
          <table:table-cell office:value-type="float" office:value="350" calcext:value-type="float">
            <text:p>350</text:p>
          </table:table-cell>
          <table:table-cell table:formula="of:=[.W25]+[.X25]" office:value-type="float" office:value="161.9834466241" calcext:value-type="float">
            <text:p>161.9834466241</text:p>
          </table:table-cell>
          <table:table-cell table:formula="of:=[.$M$7]+[.$M$8]*([.V26]-[.W26])" office:value-type="float" office:value="4.98261458904087" calcext:value-type="float">
            <text:p>4.98261458904087</text:p>
          </table:table-cell>
          <table:table-cell table:number-columns-repeated="2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5"/>
          <table:table-cell office:value-type="float" office:value="24" calcext:value-type="float">
            <text:p>24</text:p>
          </table:table-cell>
          <table:table-cell table:formula="of:=[.R26]+[.S26]" office:value-type="float" office:value="202.820404525699" calcext:value-type="float">
            <text:p>202.820404525699</text:p>
          </table:table-cell>
          <table:table-cell table:formula="of:=[.$M$7]+[.$M$8]*([.$B$1]-[.R27])" office:value-type="float" office:value="1.69747790779351" calcext:value-type="float">
            <text:p>1.69747790779351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350" calcext:value-type="float">
            <text:p>350</text:p>
          </table:table-cell>
          <table:table-cell table:formula="of:=[.W26]+[.X26]" office:value-type="float" office:value="166.96606121314" calcext:value-type="float">
            <text:p>166.96606121314</text:p>
          </table:table-cell>
          <table:table-cell table:formula="of:=[.$M$7]+[.$M$8]*([.V27]-[.W27])" office:value-type="float" office:value="4.58178723078323" calcext:value-type="float">
            <text:p>4.58178723078323</text:p>
          </table:table-cell>
          <table:table-cell table:number-columns-repeated="21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5"/>
          <table:table-cell office:value-type="float" office:value="25" calcext:value-type="float">
            <text:p>25</text:p>
          </table:table-cell>
          <table:table-cell table:formula="of:=[.R27]+[.S27]" office:value-type="float" office:value="204.517882433492" calcext:value-type="float">
            <text:p>204.517882433492</text:p>
          </table:table-cell>
          <table:table-cell table:formula="of:=[.$M$7]+[.$M$8]*([.$B$1]-[.R28])" office:value-type="float" office:value="1.56092398147176" calcext:value-type="float">
            <text:p>1.56092398147176</text:p>
          </table:table-cell>
          <table:table-cell/>
          <table:table-cell office:value-type="float" office:value="26.5" calcext:value-type="float">
            <text:p>26.5</text:p>
          </table:table-cell>
          <table:table-cell office:value-type="float" office:value="350" calcext:value-type="float">
            <text:p>350</text:p>
          </table:table-cell>
          <table:table-cell table:formula="of:=[.W27]+[.X27]" office:value-type="float" office:value="171.547848443924" calcext:value-type="float">
            <text:p>171.547848443924</text:p>
          </table:table-cell>
          <table:table-cell table:formula="of:=[.$M$7]+[.$M$8]*([.V28]-[.W28])" office:value-type="float" office:value="4.21320450398498" calcext:value-type="float">
            <text:p>4.21320450398498</text:p>
          </table:table-cell>
          <table:table-cell table:number-columns-repeated="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table:formula="of:=[.$B$1]-[.B29]" office:value-type="float" office:value="145" calcext:value-type="float">
            <text:p>145</text:p>
          </table:table-cell>
          <table:table-cell table:number-columns-repeated="2"/>
          <table:table-cell table:formula="of:=[.C29]*[.C29]" office:value-type="float" office:value="21025" calcext:value-type="float">
            <text:p>21025</text:p>
          </table:table-cell>
          <table:table-cell table:number-columns-repeated="10"/>
          <table:table-cell office:value-type="float" office:value="26" calcext:value-type="float">
            <text:p>26</text:p>
          </table:table-cell>
          <table:table-cell table:formula="of:=[.R28]+[.S28]" office:value-type="float" office:value="206.078806414964" calcext:value-type="float">
            <text:p>206.078806414964</text:p>
          </table:table-cell>
          <table:table-cell table:number-columns-repeated="2"/>
          <table:table-cell office:value-type="float" office:value="27.5" calcext:value-type="float">
            <text:p>27.5</text:p>
          </table:table-cell>
          <table:table-cell office:value-type="float" office:value="350" calcext:value-type="float">
            <text:p>350</text:p>
          </table:table-cell>
          <table:table-cell table:formula="of:=[.W28]+[.X28]" office:value-type="float" office:value="175.761052947909" calcext:value-type="float">
            <text:p>175.761052947909</text:p>
          </table:table-cell>
          <table:table-cell table:formula="of:=[.$M$7]+[.$M$8]*([.V29]-[.W29])" office:value-type="float" office:value="3.8742724832652" calcext:value-type="float">
            <text:p>3.8742724832652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28.5" calcext:value-type="float">
            <text:p>28.5</text:p>
          </table:table-cell>
          <table:table-cell office:value-type="float" office:value="350" calcext:value-type="float">
            <text:p>350</text:p>
          </table:table-cell>
          <table:table-cell table:formula="of:=[.W29]+[.X29]" office:value-type="float" office:value="179.635325431174" calcext:value-type="float">
            <text:p>179.635325431174</text:p>
          </table:table-cell>
          <table:table-cell table:formula="of:=[.$M$7]+[.$M$8]*([.V30]-[.W30])" office:value-type="float" office:value="3.56260591205316" calcext:value-type="float">
            <text:p>3.56260591205316</text:p>
          </table:table-cell>
          <table:table-cell table:number-columns-repeated="21"/>
        </table:table-row>
        <table:table-row table:style-name="ro1">
          <table:table-cell table:number-columns-repeated="2"/>
          <table:table-cell table:formula="of:=SUM([.C3:.C24])" office:value-type="float" office:value="4432" calcext:value-type="float">
            <text:p>4432</text:p>
          </table:table-cell>
          <table:table-cell table:formula="of:=SUM([.D3:.D24])" office:value-type="float" office:value="133.4" calcext:value-type="float">
            <text:p>133.4</text:p>
          </table:table-cell>
          <table:table-cell/>
          <table:table-cell table:formula="of:=SUM([.F3:.F24])" office:value-type="float" office:value="925748" calcext:value-type="float">
            <text:p>925748</text:p>
          </table:table-cell>
          <table:table-cell table:formula="of:=SUM([.G3:.G24])" office:value-type="float" office:value="29520.8" calcext:value-type="float">
            <text:p>29520.8</text:p>
          </table:table-cell>
          <table:table-cell table:number-columns-repeated="13"/>
          <table:table-cell office:value-type="float" office:value="29.5" calcext:value-type="float">
            <text:p>29.5</text:p>
          </table:table-cell>
          <table:table-cell office:value-type="float" office:value="350" calcext:value-type="float">
            <text:p>350</text:p>
          </table:table-cell>
          <table:table-cell table:formula="of:=[.W30]+[.X30]" office:value-type="float" office:value="183.197931343227" calcext:value-type="float">
            <text:p>183.197931343227</text:p>
          </table:table-cell>
          <table:table-cell table:formula="of:=[.$M$7]+[.$M$8]*([.V31]-[.W31])" office:value-type="float" office:value="3.27601141618704" calcext:value-type="float">
            <text:p>3.27601141618704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0.5" calcext:value-type="float">
            <text:p>30.5</text:p>
          </table:table-cell>
          <table:table-cell office:value-type="float" office:value="350" calcext:value-type="float">
            <text:p>350</text:p>
          </table:table-cell>
          <table:table-cell table:formula="of:=[.W31]+[.X31]" office:value-type="float" office:value="186.473942759414" calcext:value-type="float">
            <text:p>186.473942759414</text:p>
          </table:table-cell>
          <table:table-cell table:formula="of:=[.$M$7]+[.$M$8]*([.V32]-[.W32])" office:value-type="float" office:value="3.01247206789784" calcext:value-type="float">
            <text:p>3.01247206789784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1.5" calcext:value-type="float">
            <text:p>31.5</text:p>
          </table:table-cell>
          <table:table-cell office:value-type="float" office:value="350" calcext:value-type="float">
            <text:p>350</text:p>
          </table:table-cell>
          <table:table-cell table:formula="of:=[.W32]+[.X32]" office:value-type="float" office:value="189.486414827312" calcext:value-type="float">
            <text:p>189.486414827312</text:p>
          </table:table-cell>
          <table:table-cell table:formula="of:=[.$M$7]+[.$M$8]*([.V33]-[.W33])" office:value-type="float" office:value="2.77013319154641" calcext:value-type="float">
            <text:p>2.77013319154641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2.5" calcext:value-type="float">
            <text:p>32.5</text:p>
          </table:table-cell>
          <table:table-cell office:value-type="float" office:value="350" calcext:value-type="float">
            <text:p>350</text:p>
          </table:table-cell>
          <table:table-cell table:formula="of:=[.W33]+[.X33]" office:value-type="float" office:value="192.256548018858" calcext:value-type="float">
            <text:p>192.256548018858</text:p>
          </table:table-cell>
          <table:table-cell table:formula="of:=[.$M$7]+[.$M$8]*([.V34]-[.W34])" office:value-type="float" office:value="2.5472893112207" calcext:value-type="float">
            <text:p>2.5472893112207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3.5" calcext:value-type="float">
            <text:p>33.5</text:p>
          </table:table-cell>
          <table:table-cell office:value-type="float" office:value="350" calcext:value-type="float">
            <text:p>350</text:p>
          </table:table-cell>
          <table:table-cell table:formula="of:=[.W34]+[.X34]" office:value-type="float" office:value="194.803837330079" calcext:value-type="float">
            <text:p>194.803837330079</text:p>
          </table:table-cell>
          <table:table-cell table:formula="of:=[.$M$7]+[.$M$8]*([.V35]-[.W35])" office:value-type="float" office:value="2.34237214833593" calcext:value-type="float">
            <text:p>2.34237214833593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4.5" calcext:value-type="float">
            <text:p>34.5</text:p>
          </table:table-cell>
          <table:table-cell office:value-type="float" office:value="350" calcext:value-type="float">
            <text:p>350</text:p>
          </table:table-cell>
          <table:table-cell table:formula="of:=[.W35]+[.X35]" office:value-type="float" office:value="197.146209478415" calcext:value-type="float">
            <text:p>197.146209478415</text:p>
          </table:table-cell>
          <table:table-cell table:formula="of:=[.$M$7]+[.$M$8]*([.V36]-[.W36])" office:value-type="float" office:value="2.15393958477004" calcext:value-type="float">
            <text:p>2.15393958477004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5.5" calcext:value-type="float">
            <text:p>35.5</text:p>
          </table:table-cell>
          <table:table-cell office:value-type="float" office:value="350" calcext:value-type="float">
            <text:p>350</text:p>
          </table:table-cell>
          <table:table-cell table:formula="of:=[.W36]+[.X36]" office:value-type="float" office:value="199.300149063185" calcext:value-type="float">
            <text:p>199.300149063185</text:p>
          </table:table-cell>
          <table:table-cell table:formula="of:=[.$M$7]+[.$M$8]*([.V37]-[.W37])" office:value-type="float" office:value="1.9806655138618" calcext:value-type="float">
            <text:p>1.9806655138618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6.5" calcext:value-type="float">
            <text:p>36.5</text:p>
          </table:table-cell>
          <table:table-cell office:value-type="float" office:value="350" calcext:value-type="float">
            <text:p>350</text:p>
          </table:table-cell>
          <table:table-cell table:formula="of:=[.W37]+[.X37]" office:value-type="float" office:value="201.280814577047" calcext:value-type="float">
            <text:p>201.280814577047</text:p>
          </table:table-cell>
          <table:table-cell table:formula="of:=[.$M$7]+[.$M$8]*([.V38]-[.W38])" office:value-type="float" office:value="1.8213305078472" calcext:value-type="float">
            <text:p>1.8213305078472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7.5" calcext:value-type="float">
            <text:p>37.5</text:p>
          </table:table-cell>
          <table:table-cell office:value-type="float" office:value="350" calcext:value-type="float">
            <text:p>350</text:p>
          </table:table-cell>
          <table:table-cell table:formula="of:=[.W38]+[.X38]" office:value-type="float" office:value="203.102145084894" calcext:value-type="float">
            <text:p>203.102145084894</text:p>
          </table:table-cell>
          <table:table-cell table:formula="of:=[.$M$7]+[.$M$8]*([.V39]-[.W39])" office:value-type="float" office:value="1.67481323605577" calcext:value-type="float">
            <text:p>1.67481323605577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8.5" calcext:value-type="float">
            <text:p>38.5</text:p>
          </table:table-cell>
          <table:table-cell office:value-type="float" office:value="350" calcext:value-type="float">
            <text:p>350</text:p>
          </table:table-cell>
          <table:table-cell table:formula="of:=[.W39]+[.X39]" office:value-type="float" office:value="204.77695832095" calcext:value-type="float">
            <text:p>204.77695832095</text:p>
          </table:table-cell>
          <table:table-cell table:formula="of:=[.$M$7]+[.$M$8]*([.V40]-[.W40])" office:value-type="float" office:value="1.54008257347158" calcext:value-type="float">
            <text:p>1.54008257347158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39.5" calcext:value-type="float">
            <text:p>39.5</text:p>
          </table:table-cell>
          <table:table-cell office:value-type="float" office:value="350" calcext:value-type="float">
            <text:p>350</text:p>
          </table:table-cell>
          <table:table-cell table:formula="of:=[.W40]+[.X40]" office:value-type="float" office:value="206.317040894421" calcext:value-type="float">
            <text:p>206.317040894421</text:p>
          </table:table-cell>
          <table:table-cell table:formula="of:=[.$M$7]+[.$M$8]*([.V41]-[.W41])" office:value-type="float" office:value="1.41619034412255" calcext:value-type="float">
            <text:p>1.41619034412255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40.5" calcext:value-type="float">
            <text:p>40.5</text:p>
          </table:table-cell>
          <table:table-cell office:value-type="float" office:value="350" calcext:value-type="float">
            <text:p>350</text:p>
          </table:table-cell>
          <table:table-cell table:formula="of:=[.W41]+[.X41]" office:value-type="float" office:value="207.733231238544" calcext:value-type="float">
            <text:p>207.733231238544</text:p>
          </table:table-cell>
          <table:table-cell table:formula="of:=[.$M$7]+[.$M$8]*([.V42]-[.W42])" office:value-type="float" office:value="1.30226464822925" calcext:value-type="float">
            <text:p>1.30226464822925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41.5" calcext:value-type="float">
            <text:p>41.5</text:p>
          </table:table-cell>
          <table:table-cell office:value-type="float" office:value="350" calcext:value-type="float">
            <text:p>350</text:p>
          </table:table-cell>
          <table:table-cell table:formula="of:=[.W42]+[.X42]" office:value-type="float" office:value="209.035495886773" calcext:value-type="float">
            <text:p>209.035495886773</text:p>
          </table:table-cell>
          <table:table-cell table:formula="of:=[.$M$7]+[.$M$8]*([.V43]-[.W43])" office:value-type="float" office:value="1.19750372615229" calcext:value-type="float">
            <text:p>1.19750372615229</text:p>
          </table:table-cell>
          <table:table-cell table:number-columns-repeated="21"/>
        </table:table-row>
        <table:table-row table:style-name="ro1">
          <table:table-cell table:number-columns-repeated="20"/>
          <table:table-cell office:value-type="float" office:value="42.5" calcext:value-type="float">
            <text:p>42.5</text:p>
          </table:table-cell>
          <table:table-cell office:value-type="float" office:value="350" calcext:value-type="float">
            <text:p>350</text:p>
          </table:table-cell>
          <table:table-cell table:formula="of:=[.W43]+[.X43]" office:value-type="float" office:value="210.232999612925" calcext:value-type="float">
            <text:p>210.232999612925</text:p>
          </table:table-cell>
          <table:table-cell table:formula="of:=[.$M$7]+[.$M$8]*([.V44]-[.W44])" office:value-type="float" office:value="1.10117031595576" calcext:value-type="float">
            <text:p>1.1011703159557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3">00/00/0000</text:date>, <text:time style:data-style-name="N2" text:time-value="10:24:50.6313677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07:43:44.137180873</meta:creation-date>
    <dc:date>2021-05-03T16:26:36.696588147</dc:date>
    <meta:editing-duration>PT2H13M8S</meta:editing-duration>
    <meta:editing-cycles>33</meta:editing-cycles>
    <meta:generator>LibreOffice/6.4.7.2$Linux_X86_64 LibreOffice_project/40$Build-2</meta:generator>
    <meta:document-statistic meta:table-count="3" meta:cell-count="12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Oven.B1:Oven.B31" svg:x="0.32cm" svg:y="0.18cm" svg:width="15.36cm" svg:height="8.64cm">
          <chartooo:coordinate-region svg:x="1.127cm" svg:y="0.379cm" svg:width="14.367cm" svg:height="7.79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Oven.B1:Oven.B31" chart:class="chart:line">
            <chart:data-point chart:repeated="3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3">
                <text:p>73</text:p>
                <draw:g>
                  <svg:desc>Oven.B1:Oven.B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">
                <text:p>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3.952cm" style:legend-expansion="high" chart:style-name="ch2"/>
        <chart:plot-area chart:style-name="ch3" table:cell-range-address="'Brownies-by-minute'.A3:'Brownies-by-minute'.B29 'Brownies-by-minute'.R3:'Brownies-by-minute'.R29" svg:x="1.331cm" svg:y="0.18cm" svg:width="12.086cm" svg:height="7.659cm">
          <chartooo:coordinate-region svg:x="2.138cm" svg:y="0.379cm" svg:width="11.092cm" svg:height="6.813cm"/>
          <chart:axis chart:dimension="x" chart:name="primary-x" chart:style-name="ch4">
            <chart:title svg:x="6.549cm" svg:y="8.019cm" chart:style-name="ch5">
              <text:p>Time (min)</text:p>
            </chart:title>
          </chart:axis>
          <chart:axis chart:dimension="y" chart:name="primary-y" chart:style-name="ch4">
            <chart:title svg:x="0.451cm" svg:y="5.23cm" chart:style-name="ch6">
              <text:p>Temperature (F)</text:p>
            </chart:title>
            <chart:grid chart:style-name="ch7" chart:class="major"/>
          </chart:axis>
          <chart:series chart:style-name="ch8" chart:values-cell-range-address="'Brownies-by-minute'.B3:'Brownies-by-minute'.B29" chart:class="chart:scatter">
            <chart:domain table:cell-range-address="'Brownies-by-minute'.A3:'Brownies-by-minute'.A29"/>
            <chart:data-point chart:repeated="27"/>
          </chart:series>
          <chart:series chart:style-name="ch9" chart:values-cell-range-address="'Brownies-by-minute'.R3:'Brownies-by-minute'.R29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Brownies-by-minute'.A3:'Brownies-by-minute'.A29</svg:desc>
                </draw:g>
              </table:table-cell>
              <table:table-cell office:value-type="float" office:value="66">
                <text:p>66</text:p>
                <draw:g>
                  <svg:desc>'Brownies-by-minute'.B3:'Brownies-by-minute'.B29</svg:desc>
                </draw:g>
              </table:table-cell>
              <table:table-cell office:value-type="float" office:value="66">
                <text:p>66</text:p>
                <draw:g>
                  <svg:desc>'Brownies-by-minute'.R3:'Brownies-by-minute'.R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82">
                <text:p>82</text:p>
              </table:table-cell>
              <table:table-cell office:value-type="float" office:value="78.7040208225113">
                <text:p>78.70402082251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91">
                <text:p>91</text:p>
              </table:table-cell>
              <table:table-cell office:value-type="float" office:value="90.3860643247744">
                <text:p>90.38606432477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101.128343662584">
                <text:p>101.1283436625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11">
                <text:p>111</text:p>
              </table:table-cell>
              <table:table-cell office:value-type="float" office:value="111.006458339112">
                <text:p>111.006458339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20">
                <text:p>120</text:p>
              </table:table-cell>
              <table:table-cell office:value-type="float" office:value="120.08992624142">
                <text:p>120.08992624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128.442672877205">
                <text:p>128.4426728772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36">
                <text:p>136</text:p>
              </table:table-cell>
              <table:table-cell office:value-type="float" office:value="136.123481254795">
                <text:p>136.123481254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42">
                <text:p>142</text:p>
              </table:table-cell>
              <table:table-cell office:value-type="float" office:value="143.186405572469">
                <text:p>143.186405572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49">
                <text:p>149</text:p>
              </table:table-cell>
              <table:table-cell office:value-type="float" office:value="149.681151628463">
                <text:p>149.6811516284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54">
                <text:p>154</text:p>
              </table:table-cell>
              <table:table-cell office:value-type="float" office:value="155.653426628817">
                <text:p>155.653426628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58">
                <text:p>158</text:p>
              </table:table-cell>
              <table:table-cell office:value-type="float" office:value="161.145260854875">
                <text:p>161.145260854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2">
                <text:p>162</text:p>
              </table:table-cell>
              <table:table-cell office:value-type="float" office:value="166.195303454171">
                <text:p>166.1953034541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7">
                <text:p>167</text:p>
              </table:table-cell>
              <table:table-cell office:value-type="float" office:value="170.839094436371">
                <text:p>170.8390944363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71">
                <text:p>171</text:p>
              </table:table-cell>
              <table:table-cell office:value-type="float" office:value="175.109314788446">
                <text:p>175.1093147884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76">
                <text:p>176</text:p>
              </table:table-cell>
              <table:table-cell office:value-type="float" office:value="179.036016469287">
                <text:p>179.0360164692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83">
                <text:p>183</text:p>
              </table:table-cell>
              <table:table-cell office:value-type="float" office:value="182.646833902356">
                <text:p>182.646833902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89">
                <text:p>189</text:p>
              </table:table-cell>
              <table:table-cell office:value-type="float" office:value="185.967178454775">
                <text:p>185.9671784547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189.020417271507">
                <text:p>189.0204172715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94">
                <text:p>194</text:p>
              </table:table-cell>
              <table:table-cell office:value-type="float" office:value="191.828037723188">
                <text:p>191.8280377231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194.409798624922">
                <text:p>194.4097986249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8">
                <text:p>198</text:p>
              </table:table-cell>
              <table:table-cell office:value-type="float" office:value="196.783869290254">
                <text:p>196.7838692902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198.96695739892">
                <text:p>198.96695739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00.974426578246">
                <text:p>200.9744265782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02.820404525699">
                <text:p>202.8204045256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04.517882433492">
                <text:p>204.5178824334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05">
                <text:p>205</text:p>
              </table:table-cell>
              <table:table-cell office:value-type="float" office:value="206.078806414964">
                <text:p>206.0788064149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